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wmf" manifest:media-type="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Arial2" svg:font-family="Arial2"/>
    <style:font-face style:name="Arial Black" svg:font-family="&quot;Arial Black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Arial2" style:font-name-asian="Arial2" style:font-name-complex="Arial2" fo:font-size="10pt" style:font-size-asian="10pt" style:font-size-complex="10pt"/>
    </style:style>
    <style:style style:name="ce3" style:family="table-cell" style:parent-style-name="Default" style:data-style-name="N4">
      <style:text-properties style:font-name="Arial2" style:font-name-asian="Arial2" style:font-name-complex="Arial2" fo:font-size="10pt" style:font-size-asian="10pt" style:font-size-complex="10pt"/>
    </style:style>
    <style:style style:name="ce4" style:family="table-cell" style:parent-style-name="Default" style:data-style-name="N3">
      <style:text-properties style:font-name="Arial2" style:font-name-asian="Arial2" style:font-name-complex="Arial2" fo:font-size="10pt" style:font-size-asian="10pt" style:font-size-complex="10pt"/>
    </style:style>
    <style:style style:name="ce5" style:family="table-cell" style:parent-style-name="Default" style:data-style-name="N0">
      <style:text-properties fo:color="#000080" style:font-name="Arial2" style:font-name-asian="Arial2" style:font-name-complex="Arial2" fo:font-size="9pt" style:font-size-asian="9pt" style:font-size-complex="9pt" fo:font-weight="bold" style:font-weight-asian="bold" style:font-weight-complex="bold"/>
    </style:style>
    <style:style style:name="ce6" style:family="table-cell" style:parent-style-name="Default" style:data-style-name="N0">
      <style:text-properties fo:color="#000080" style:font-name="Arial Black" style:font-name-asian="Arial Black" style:font-name-complex="Arial Black" fo:font-size="10pt" style:font-size-asian="10pt" style:font-size-complex="10pt" style:font-family-generic="swiss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Arial2" style:font-name-asian="Arial2" style:font-name-complex="Arial2" fo:font-size="8pt" style:font-size-asian="8pt" style:font-size-complex="8pt"/>
    </style:style>
    <style:style style:name="ce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FF99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style:vertical-align="middle" fo:background-color="#FFFF99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99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/>
    </style:style>
    <style:style style:name="ce14" style:family="table-cell" style:parent-style-name="Excel_BuiltIn_Comma" style:data-style-name="N36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end" fo:margin-right="0cm"/>
      <style:text-properties fo:font-size="10pt" style:font-size-asian="10pt" style:font-size-complex="10pt"/>
    </style:style>
    <style:style style:name="ce15" style:family="table-cell" style:parent-style-name="Excel_BuiltIn_Comma" style:data-style-name="N36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end" fo:margin-right="0cm"/>
      <style:text-properties fo:font-size="10pt" style:font-size-asian="10pt" style:font-size-complex="10pt"/>
    </style:style>
    <style:style style:name="ce16" style:family="table-cell" style:parent-style-name="Default" style:data-style-name="N37"/>
    <style:style style:name="ce17" style:family="table-cell" style:parent-style-name="Excel_BuiltIn_Comma" style:data-style-name="N38">
      <style:table-cell-properties style:vertical-align="automatic" fo:background-color="transparent" style:repeat-content="false"/>
      <style:paragraph-properties fo:text-align="end" fo:margin-right="0cm"/>
    </style:style>
    <style:style style:name="ce18" style:family="table-cell" style:parent-style-name="Default" style:data-style-name="N0">
      <style:table-cell-properties fo:border-top="none" fo:border-bottom="none" fo:border-left="none" fo:border-right="thin solid #000000"/>
      <style:text-properties style:font-name="Arial2" style:font-name-asian="Arial2" style:font-name-complex="Arial2" fo:font-size="10pt" style:font-size-asian="10pt" style:font-size-complex="10pt"/>
    </style:style>
    <style:style style:name="ce1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0" style:family="table-cell" style:parent-style-name="Excel_BuiltIn_Comma" style:data-style-name="N36">
      <style:table-cell-properties fo:border="thin solid #000000" style:vertical-align="middle" fo:background-color="transparent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1" style:family="table-cell" style:parent-style-name="Excel_BuiltIn_Comma" style:data-style-name="N36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middle"/>
    </style:style>
    <style:style style:name="ce23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4" style:family="table-cell" style:parent-style-name="Excel_BuiltIn_Comma" style:data-style-name="N36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5" style:family="table-cell" style:parent-style-name="Excel_BuiltIn_Comma" style:data-style-name="N36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/>
    </style:style>
    <style:style style:name="ce27" style:family="table-cell" style:parent-style-name="Excel_BuiltIn_Comma" style:data-style-name="N36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/>
    </style:style>
    <style:style style:name="ce28" style:family="table-cell" style:parent-style-name="Excel_BuiltIn_Comma" style:data-style-name="N36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/>
    </style:style>
    <style:style style:name="ce29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Arial2" style:font-name-asian="Arial2" style:font-name-complex="Arial2" fo:font-size="14pt" style:font-size-asian="14pt" style:font-size-complex="14pt" style:text-underline-style="solid" style:text-underline-type="single" fo:font-weight="bold" style:font-weight-asian="bold" style:font-weight-complex="bold"/>
    </style:style>
    <style:style style:name="ce30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Arial2" style:font-name-asian="Arial2" style:font-name-complex="Arial2" fo:font-size="12pt" style:font-size-asian="12pt" style:font-size-complex="12pt" fo:font-weight="bold" style:font-weight-asian="bold" style:font-weight-complex="bold"/>
    </style:style>
    <style:style style:name="co1" style:family="table-column">
      <style:table-column-properties fo:break-before="auto" style:column-width="10.00125cm"/>
    </style:style>
    <style:style style:name="co2" style:family="table-column">
      <style:table-column-properties fo:break-before="auto" style:column-width="2.48708333333333cm"/>
    </style:style>
    <style:style style:name="co3" style:family="table-column">
      <style:table-column-properties fo:break-before="auto" style:column-width="2.40770833333333cm"/>
    </style:style>
    <style:style style:name="co4" style:family="table-column">
      <style:table-column-properties fo:break-before="auto" style:column-width="2.80458333333333cm"/>
    </style:style>
    <style:style style:name="co5" style:family="table-column">
      <style:table-column-properties fo:break-before="auto" style:column-width="2.51354166666667cm"/>
    </style:style>
    <style:style style:name="co6" style:family="table-column">
      <style:table-column-properties fo:break-before="auto" style:column-width="2.75166666666667cm"/>
    </style:style>
    <style:style style:name="co7" style:family="table-column">
      <style:table-column-properties fo:break-before="auto" style:column-width="2.91041666666667cm"/>
    </style:style>
    <style:style style:name="co8" style:family="table-column">
      <style:table-column-properties fo:break-before="page" style:column-width="2.75166666666667cm"/>
    </style:style>
    <style:style style:name="co9" style:family="table-column">
      <style:table-column-properties fo:break-before="auto" style:column-width="2.8575cm"/>
    </style:style>
    <style:style style:name="co10" style:family="table-column">
      <style:table-column-properties fo:break-before="auto" style:column-width="3.20145833333333cm"/>
    </style:style>
    <style:style style:name="co11" style:family="table-column">
      <style:table-column-properties fo:break-before="auto" style:column-width="2.98979166666667cm"/>
    </style:style>
    <style:style style:name="co12" style:family="table-column">
      <style:table-column-properties fo:break-before="auto" style:column-width="2.64583333333333cm"/>
    </style:style>
    <style:style style:name="co13" style:family="table-column">
      <style:table-column-properties fo:break-before="auto" style:column-width="1.905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4.25pt" style:use-optimal-row-height="false" fo:break-before="auto"/>
    </style:style>
    <style:style style:name="ro4" style:family="table-row">
      <style:table-row-properties style:row-height="18pt" style:use-optimal-row-height="tru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4.25pt" style:use-optimal-row-height="true" fo:break-before="auto"/>
    </style:style>
    <style:style style:name="ro7" style:family="table-row">
      <style:table-row-properties style:row-height="27.75pt" style:use-optimal-row-height="false" fo:break-before="auto"/>
    </style:style>
    <style:style style:name="ro8" style:family="table-row">
      <style:table-row-properties style:row-height="20.85pt" style:use-optimal-row-height="false" fo:break-before="auto"/>
    </style:style>
    <style:style style:name="ro9" style:family="table-row">
      <style:table-row-properties style:row-height="13.35pt" style:use-optimal-row-height="false" fo:break-before="auto"/>
    </style:style>
    <style:style style:name="ro10" style:family="table-row">
      <style:table-row-properties style:row-height="18.6pt" style:use-optimal-row-height="false" fo:break-before="auto"/>
    </style:style>
    <style:style style:name="ro11" style:family="table-row">
      <style:table-row-properties style:row-height="14.8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MAIO_2016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6" table:number-columns-repeated="6" table:default-cell-style-name="ce1"/>
        <table:table-column table:style-name="co8" table:default-cell-style-name="ce1"/>
        <table:table-column table:style-name="co6" table:number-columns-repeated="4" table:default-cell-style-name="ce1"/>
        <table:table-column table:style-name="co9" table:default-cell-style-name="ce1"/>
        <table:table-column table:style-name="co6" table:number-columns-repeated="6" table:default-cell-style-name="ce1"/>
        <table:table-column table:style-name="co7" table:default-cell-style-name="ce1"/>
        <table:table-column table:style-name="co5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994" table:default-cell-style-name="ce1"/>
        <table:table-column table:style-name="co13" table:number-columns-repeated="15360" table:default-cell-style-name="ce1"/>
        <table:table-row table:style-name="ro1">
          <table:table-cell table:style-name="ce2">
            <draw:custom-shape svg:x="0.06614in" svg:y="0.07283in" svg:width="0.69606in" svg:height="0.77795in" draw:z-index="1" draw:id="id0" draw:style-name="a2" draw:name="AutoShape 1">
              <svg:title/>
              <svg:desc/>
              <text:p text:style-name="a1" text:class-names="" text:cond-style-name=""><text:span text:style-name="a0" text:class-names=""/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  <draw:frame draw:z-index="2" draw:id="id1" draw:style-name="a3" draw:name="Picture 2" svg:x="0.0311in" svg:y="0in" svg:width="3.03937in" svg:height="0.71496in" style:rel-width="scale" style:rel-height="scale">
              <draw:image xlink:href="media/image1.wmf" xlink:type="simple" xlink:show="embed" xlink:actuate="onLoad"/>
              <svg:title/>
              <svg:desc/>
            </draw:frame>
          </table:table-cell>
          <table:table-cell table:style-name="ce3"/>
          <table:table-cell table:number-columns-repeated="16382" table:style-name="ce2"/>
        </table:table-row>
        <table:table-row table:style-name="ro1">
          <table:table-cell table:style-name="ce2"/>
          <table:table-cell table:style-name="ce4"/>
          <table:table-cell table:number-columns-repeated="16382" table:style-name="ce2"/>
        </table:table-row>
        <table:table-row table:style-name="ro2">
          <table:table-cell table:style-name="ce2"/>
          <table:table-cell table:style-name="ce4"/>
          <table:table-cell table:number-columns-repeated="16382" table:style-name="ce2"/>
        </table:table-row>
        <table:table-row table:number-rows-repeated="2" table:style-name="ro2">
          <table:table-cell table:style-name="ce2"/>
          <table:table-cell table:style-name="ce4"/>
          <table:table-cell table:number-columns-repeated="9" table:style-name="ce2"/>
          <table:table-cell table:style-name="ce5"/>
          <table:table-cell table:number-columns-repeated="16372" table:style-name="ce2"/>
        </table:table-row>
        <table:table-row table:style-name="ro3">
          <table:table-cell table:style-name="ce2"/>
          <table:table-cell table:style-name="ce4"/>
          <table:table-cell table:number-columns-repeated="9" table:style-name="ce2"/>
          <table:table-cell table:style-name="ce5"/>
          <table:table-cell table:number-columns-repeated="16372" table:style-name="ce2"/>
        </table:table-row>
        <table:table-row table:style-name="ro2">
          <table:table-cell table:style-name="ce2"/>
          <table:table-cell table:style-name="ce4"/>
          <table:table-cell table:number-columns-repeated="7" table:style-name="ce2"/>
          <table:table-cell table:style-name="ce6"/>
          <table:table-cell table:number-columns-repeated="16374" table:style-name="ce2"/>
        </table:table-row>
        <table:table-row table:style-name="ro4">
          <table:table-cell office:value-type="string" table:number-columns-spanned="29" table:number-rows-spanned="1" table:style-name="ce29">
            <text:p>ARRECADAÇÃO DAS RECEITAS FEDERAIS POR UNIDADE DA FEDERAÇÃO ( preços correntes )</text:p>
          </table:table-cell>
          <table:covered-table-cell table:number-columns-repeated="28"/>
          <table:table-cell table:number-columns-repeated="16355" table:style-name="ce2"/>
        </table:table-row>
        <table:table-row table:style-name="ro5">
          <table:table-cell office:value-type="string" table:number-columns-spanned="29" table:number-rows-spanned="1" table:style-name="ce30">
            <text:p>Período: Maio-2016</text:p>
          </table:table-cell>
          <table:covered-table-cell table:number-columns-repeated="28"/>
          <table:table-cell table:number-columns-repeated="16355" table:style-name="ce2"/>
        </table:table-row>
        <table:table-row table:style-name="ro6">
          <table:table-cell table:style-name="ce7"/>
          <table:table-cell table:number-columns-repeated="16383" table:style-name="ce1"/>
        </table:table-row>
        <table:table-row table:style-name="ro6">
          <table:table-cell office:value-type="string" table:style-name="ce8">
            <text:p>Em R$1,00</text:p>
          </table:table-cell>
          <table:table-cell table:number-columns-repeated="16383" table:style-name="ce1"/>
        </table:table-row>
        <table:table-row table:style-name="ro7">
          <table:table-cell office:value-type="string" table:style-name="ce9">
            <text:p>RECEITAS</text:p>
          </table:table-cell>
          <table:table-cell office:value-type="string" table:style-name="ce10">
            <text:p>AC</text:p>
          </table:table-cell>
          <table:table-cell office:value-type="string" table:style-name="ce10">
            <text:p>AL</text:p>
          </table:table-cell>
          <table:table-cell office:value-type="string" table:style-name="ce10">
            <text:p>AM</text:p>
          </table:table-cell>
          <table:table-cell office:value-type="string" table:style-name="ce10">
            <text:p>AP</text:p>
          </table:table-cell>
          <table:table-cell office:value-type="string" table:style-name="ce10">
            <text:p>BA</text:p>
          </table:table-cell>
          <table:table-cell office:value-type="string" table:style-name="ce10">
            <text:p>CE</text:p>
          </table:table-cell>
          <table:table-cell office:value-type="string" table:style-name="ce10">
            <text:p>DF</text:p>
          </table:table-cell>
          <table:table-cell office:value-type="string" table:style-name="ce10">
            <text:p>ES</text:p>
          </table:table-cell>
          <table:table-cell office:value-type="string" table:style-name="ce10">
            <text:p>GO</text:p>
          </table:table-cell>
          <table:table-cell office:value-type="string" table:style-name="ce10">
            <text:p>MA</text:p>
          </table:table-cell>
          <table:table-cell office:value-type="string" table:style-name="ce10">
            <text:p>MG</text:p>
          </table:table-cell>
          <table:table-cell office:value-type="string" table:style-name="ce10">
            <text:p>MS</text:p>
          </table:table-cell>
          <table:table-cell office:value-type="string" table:style-name="ce10">
            <text:p>MT</text:p>
          </table:table-cell>
          <table:table-cell office:value-type="string" table:style-name="ce10">
            <text:p>PA</text:p>
          </table:table-cell>
          <table:table-cell office:value-type="string" table:style-name="ce10">
            <text:p>PB</text:p>
          </table:table-cell>
          <table:table-cell office:value-type="string" table:style-name="ce10">
            <text:p>PE</text:p>
          </table:table-cell>
          <table:table-cell office:value-type="string" table:style-name="ce10">
            <text:p>PI</text:p>
          </table:table-cell>
          <table:table-cell office:value-type="string" table:style-name="ce10">
            <text:p>PR</text:p>
          </table:table-cell>
          <table:table-cell office:value-type="string" table:style-name="ce10">
            <text:p>RJ</text:p>
          </table:table-cell>
          <table:table-cell office:value-type="string" table:style-name="ce10">
            <text:p>RN</text:p>
          </table:table-cell>
          <table:table-cell office:value-type="string" table:style-name="ce10">
            <text:p>RO</text:p>
          </table:table-cell>
          <table:table-cell office:value-type="string" table:style-name="ce10">
            <text:p>RR</text:p>
          </table:table-cell>
          <table:table-cell office:value-type="string" table:style-name="ce10">
            <text:p>RS</text:p>
          </table:table-cell>
          <table:table-cell office:value-type="string" table:style-name="ce10">
            <text:p>SC</text:p>
          </table:table-cell>
          <table:table-cell office:value-type="string" table:style-name="ce10">
            <text:p>SE</text:p>
          </table:table-cell>
          <table:table-cell office:value-type="string" table:style-name="ce10">
            <text:p>SP</text:p>
          </table:table-cell>
          <table:table-cell office:value-type="string" table:style-name="ce10">
            <text:p>TO</text:p>
          </table:table-cell>
          <table:table-cell office:value-type="string" table:style-name="ce11">
            <text:p>TOTAL</text:p>
          </table:table-cell>
          <table:table-cell table:number-columns-repeated="16355" table:style-name="ce12"/>
        </table:table-row>
        <table:table-row table:style-name="ro6">
          <table:table-cell office:value-type="string" table:style-name="ce13">
            <text:p>IMPOSTO SOBRE IMPORTAÇÃO</text:p>
          </table:table-cell>
          <table:table-cell office:value-type="float" office:value="3342.93" table:style-name="ce14">
            <text:p>3.343<text:s/></text:p>
          </table:table-cell>
          <table:table-cell office:value-type="float" office:value="22728.33" table:style-name="ce14">
            <text:p>22.728<text:s/></text:p>
          </table:table-cell>
          <table:table-cell office:value-type="float" office:value="47482903.969999999" table:style-name="ce14">
            <text:p>47.482.904<text:s/></text:p>
          </table:table-cell>
          <table:table-cell office:value-type="float" office:value="925.7" table:style-name="ce14">
            <text:p>926<text:s/></text:p>
          </table:table-cell>
          <table:table-cell office:value-type="float" office:value="64437197.549999997" table:style-name="ce14">
            <text:p>64.437.198<text:s/></text:p>
          </table:table-cell>
          <table:table-cell office:value-type="float" office:value="34005353.649999999" table:style-name="ce14">
            <text:p>34.005.354<text:s/></text:p>
          </table:table-cell>
          <table:table-cell office:value-type="float" office:value="2951395.02" table:style-name="ce14">
            <text:p>2.951.395<text:s/></text:p>
          </table:table-cell>
          <table:table-cell office:value-type="float" office:value="105766348.66" table:style-name="ce14">
            <text:p>105.766.349<text:s/></text:p>
          </table:table-cell>
          <table:table-cell office:value-type="float" office:value="23679133.530000001" table:style-name="ce14">
            <text:p>23.679.134<text:s/></text:p>
          </table:table-cell>
          <table:table-cell office:value-type="float" office:value="2080174.26" table:style-name="ce14">
            <text:p>2.080.174<text:s/></text:p>
          </table:table-cell>
          <table:table-cell office:value-type="float" office:value="70487143.950000003" table:style-name="ce14">
            <text:p>70.487.144<text:s/></text:p>
          </table:table-cell>
          <table:table-cell office:value-type="float" office:value="96863.44" table:style-name="ce14">
            <text:p>96.863<text:s/></text:p>
          </table:table-cell>
          <table:table-cell office:value-type="float" office:value="1011449.61" table:style-name="ce14">
            <text:p>1.011.450<text:s/></text:p>
          </table:table-cell>
          <table:table-cell office:value-type="float" office:value="4908582.9800000004" table:style-name="ce14">
            <text:p>4.908.583<text:s/></text:p>
          </table:table-cell>
          <table:table-cell office:value-type="float" office:value="6068792.0999999996" table:style-name="ce14">
            <text:p>6.068.792<text:s/></text:p>
          </table:table-cell>
          <table:table-cell office:value-type="float" office:value="62835056.82" table:style-name="ce14">
            <text:p>62.835.057<text:s/></text:p>
          </table:table-cell>
          <table:table-cell office:value-type="float" office:value="88265.58" table:style-name="ce14">
            <text:p>88.266<text:s/></text:p>
          </table:table-cell>
          <table:table-cell office:value-type="float" office:value="213379548.38" table:style-name="ce14">
            <text:p>213.379.548<text:s/></text:p>
          </table:table-cell>
          <table:table-cell office:value-type="float" office:value="239763800.44999999" table:style-name="ce14">
            <text:p>239.763.800<text:s/></text:p>
          </table:table-cell>
          <table:table-cell office:value-type="float" office:value="633063.78" table:style-name="ce14">
            <text:p>633.064<text:s/></text:p>
          </table:table-cell>
          <table:table-cell office:value-type="float" office:value="3760.02" table:style-name="ce14">
            <text:p>3.760<text:s/></text:p>
          </table:table-cell>
          <table:table-cell office:value-type="float" office:value="22310.97" table:style-name="ce14">
            <text:p>22.311<text:s/></text:p>
          </table:table-cell>
          <table:table-cell office:value-type="float" office:value="84678557" table:style-name="ce14">
            <text:p>84.678.557<text:s/></text:p>
          </table:table-cell>
          <table:table-cell office:value-type="float" office:value="321438104.06999999" table:style-name="ce14">
            <text:p>321.438.104<text:s/></text:p>
          </table:table-cell>
          <table:table-cell office:value-type="float" office:value="738482.61" table:style-name="ce14">
            <text:p>738.483<text:s/></text:p>
          </table:table-cell>
          <table:table-cell office:value-type="float" office:value="1290036273.4100001" table:style-name="ce14">
            <text:p>1.290.036.273<text:s/></text:p>
          </table:table-cell>
          <table:table-cell office:value-type="float" office:value="1029.18" table:style-name="ce14">
            <text:p>1.029<text:s/></text:p>
          </table:table-cell>
          <table:table-cell office:value-type="float" office:value="2576620587.9499998" table:style-name="ce15">
            <text:p>2.576.620.588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MPOSTO SOBRE EXPORTAÇÃO</text:p>
          </table:table-cell>
          <table:table-cell office:value-type="float" office:value="-0.31" table:style-name="ce14">
            <text:p>(0)</text:p>
          </table:table-cell>
          <table:table-cell office:value-type="float" office:value="1330.68" table:style-name="ce14">
            <text:p>1.331<text:s/></text:p>
          </table:table-cell>
          <table:table-cell office:value-type="float" office:value="-15.06" table:style-name="ce14">
            <text:p>(15)</text:p>
          </table:table-cell>
          <table:table-cell office:value-type="float" office:value="0" table:style-name="ce14">
            <text:p>-<text:s/></text:p>
          </table:table-cell>
          <table:table-cell office:value-type="float" office:value="17747.91" table:style-name="ce14">
            <text:p>17.748<text:s/></text:p>
          </table:table-cell>
          <table:table-cell office:value-type="float" office:value="-23.76" table:style-name="ce14">
            <text:p>(24)</text:p>
          </table:table-cell>
          <table:table-cell office:value-type="float" office:value="-2.83" table:style-name="ce14">
            <text:p>(3)</text:p>
          </table:table-cell>
          <table:table-cell office:value-type="float" office:value="-38.24" table:style-name="ce14">
            <text:p>(38)</text:p>
          </table:table-cell>
          <table:table-cell office:value-type="float" office:value="22125.84" table:style-name="ce14">
            <text:p>22.126<text:s/></text:p>
          </table:table-cell>
          <table:table-cell office:value-type="float" office:value="-3.42" table:style-name="ce14">
            <text:p>(3)</text:p>
          </table:table-cell>
          <table:table-cell office:value-type="float" office:value="2531.0500000000002" table:style-name="ce14">
            <text:p>2.531<text:s/></text:p>
          </table:table-cell>
          <table:table-cell office:value-type="float" office:value="-31.85" table:style-name="ce14">
            <text:p>(32)</text:p>
          </table:table-cell>
          <table:table-cell office:value-type="float" office:value="-15.81" table:style-name="ce14">
            <text:p>(16)</text:p>
          </table:table-cell>
          <table:table-cell office:value-type="float" office:value="343488.93" table:style-name="ce14">
            <text:p>343.489<text:s/></text:p>
          </table:table-cell>
          <table:table-cell office:value-type="float" office:value="-214.96" table:style-name="ce14">
            <text:p>(215)</text:p>
          </table:table-cell>
          <table:table-cell office:value-type="float" office:value="21822.84" table:style-name="ce14">
            <text:p>21.823<text:s/></text:p>
          </table:table-cell>
          <table:table-cell office:value-type="float" office:value="-52.48" table:style-name="ce14">
            <text:p>(52)</text:p>
          </table:table-cell>
          <table:table-cell office:value-type="float" office:value="107695.65" table:style-name="ce14">
            <text:p>107.696<text:s/></text:p>
          </table:table-cell>
          <table:table-cell office:value-type="float" office:value="2680.17" table:style-name="ce14">
            <text:p>2.680<text:s/></text:p>
          </table:table-cell>
          <table:table-cell office:value-type="float" office:value="-2.94" table:style-name="ce14">
            <text:p>(3)</text:p>
          </table:table-cell>
          <table:table-cell office:value-type="float" office:value="-14.13" table:style-name="ce14">
            <text:p>(14)</text:p>
          </table:table-cell>
          <table:table-cell office:value-type="float" office:value="-2.04" table:style-name="ce14">
            <text:p>(2)</text:p>
          </table:table-cell>
          <table:table-cell office:value-type="float" office:value="251357.26" table:style-name="ce14">
            <text:p>251.357<text:s/></text:p>
          </table:table-cell>
          <table:table-cell office:value-type="float" office:value="192432.65" table:style-name="ce14">
            <text:p>192.433<text:s/></text:p>
          </table:table-cell>
          <table:table-cell office:value-type="float" office:value="-1.92" table:style-name="ce14">
            <text:p>(2)</text:p>
          </table:table-cell>
          <table:table-cell office:value-type="float" office:value="595009.80000000005" table:style-name="ce14">
            <text:p>595.010<text:s/></text:p>
          </table:table-cell>
          <table:table-cell office:value-type="float" office:value="13.43" table:style-name="ce14">
            <text:p>13<text:s/></text:p>
          </table:table-cell>
          <table:table-cell office:value-type="float" office:value="1557816.46" table:style-name="ce15">
            <text:p>1.557.816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PI - TOTAL</text:p>
          </table:table-cell>
          <table:table-cell office:value-type="float" office:value="172670.33" table:style-name="ce14">
            <text:p>172.670<text:s/></text:p>
          </table:table-cell>
          <table:table-cell office:value-type="float" office:value="2025559.25" table:style-name="ce14">
            <text:p>2.025.559<text:s/></text:p>
          </table:table-cell>
          <table:table-cell office:value-type="float" office:value="9711547.3100000005" table:style-name="ce14">
            <text:p>9.711.547<text:s/></text:p>
          </table:table-cell>
          <table:table-cell office:value-type="float" office:value="49998.44" table:style-name="ce14">
            <text:p>49.998<text:s/></text:p>
          </table:table-cell>
          <table:table-cell office:value-type="float" office:value="128763198.67" table:style-name="ce14">
            <text:p>128.763.199<text:s/></text:p>
          </table:table-cell>
          <table:table-cell office:value-type="float" office:value="33598248.689999998" table:style-name="ce14">
            <text:p>33.598.249<text:s/></text:p>
          </table:table-cell>
          <table:table-cell office:value-type="float" office:value="7896886.8300000001" table:style-name="ce14">
            <text:p>7.896.887<text:s/></text:p>
          </table:table-cell>
          <table:table-cell office:value-type="float" office:value="113569995.27" table:style-name="ce14">
            <text:p>113.569.995<text:s/></text:p>
          </table:table-cell>
          <table:table-cell office:value-type="float" office:value="19531787.809999999" table:style-name="ce14">
            <text:p>19.531.788<text:s/></text:p>
          </table:table-cell>
          <table:table-cell office:value-type="float" office:value="6084262.3099999996" table:style-name="ce14">
            <text:p>6.084.262<text:s/></text:p>
          </table:table-cell>
          <table:table-cell office:value-type="float" office:value="648961859.64999998" table:style-name="ce14">
            <text:p>648.961.860<text:s/></text:p>
          </table:table-cell>
          <table:table-cell office:value-type="float" office:value="7305864.9400000004" table:style-name="ce14">
            <text:p>7.305.865<text:s/></text:p>
          </table:table-cell>
          <table:table-cell office:value-type="float" office:value="6201365.9500000002" table:style-name="ce14">
            <text:p>6.201.366<text:s/></text:p>
          </table:table-cell>
          <table:table-cell office:value-type="float" office:value="7920971.0700000003" table:style-name="ce14">
            <text:p>7.920.971<text:s/></text:p>
          </table:table-cell>
          <table:table-cell office:value-type="float" office:value="4013039.83" table:style-name="ce14">
            <text:p>4.013.040<text:s/></text:p>
          </table:table-cell>
          <table:table-cell office:value-type="float" office:value="89017724.370000005" table:style-name="ce14">
            <text:p>89.017.724<text:s/></text:p>
          </table:table-cell>
          <table:table-cell office:value-type="float" office:value="2841949.01" table:style-name="ce14">
            <text:p>2.841.949<text:s/></text:p>
          </table:table-cell>
          <table:table-cell office:value-type="float" office:value="223811191.15000001" table:style-name="ce14">
            <text:p>223.811.191<text:s/></text:p>
          </table:table-cell>
          <table:table-cell office:value-type="float" office:value="260502402.37" table:style-name="ce14">
            <text:p>260.502.402<text:s/></text:p>
          </table:table-cell>
          <table:table-cell office:value-type="float" office:value="4145704.47" table:style-name="ce14">
            <text:p>4.145.704<text:s/></text:p>
          </table:table-cell>
          <table:table-cell office:value-type="float" office:value="1892406.01" table:style-name="ce14">
            <text:p>1.892.406<text:s/></text:p>
          </table:table-cell>
          <table:table-cell office:value-type="float" office:value="52373.85" table:style-name="ce14">
            <text:p>52.374<text:s/></text:p>
          </table:table-cell>
          <table:table-cell office:value-type="float" office:value="733891733.99000001" table:style-name="ce14">
            <text:p>733.891.734<text:s/></text:p>
          </table:table-cell>
          <table:table-cell office:value-type="float" office:value="257292672.5" table:style-name="ce14">
            <text:p>257.292.673<text:s/></text:p>
          </table:table-cell>
          <table:table-cell office:value-type="float" office:value="5154104.6900000004" table:style-name="ce14">
            <text:p>5.154.105<text:s/></text:p>
          </table:table-cell>
          <table:table-cell office:value-type="float" office:value="1504408810.8699999" table:style-name="ce14">
            <text:p>1.504.408.811<text:s/></text:p>
          </table:table-cell>
          <table:table-cell office:value-type="float" office:value="677895.07" table:style-name="ce14">
            <text:p>677.895<text:s/></text:p>
          </table:table-cell>
          <table:table-cell office:value-type="float" office:value="4079496224.7000008" table:style-name="ce15">
            <text:p>4.079.496.225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PI - FUMO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7">
            <text:p><text:s/>-<text:s/></text:p>
          </table:table-cell>
          <table:table-cell office:value-type="float" office:value="63047.15" table:style-name="ce14">
            <text:p>63.047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7">
            <text:p><text:s/>-<text:s/></text:p>
          </table:table-cell>
          <table:table-cell office:value-type="float" office:value="26165.45" table:style-name="ce14">
            <text:p>26.165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498972006.82999998" table:style-name="ce14">
            <text:p>498.972.007<text:s/></text:p>
          </table:table-cell>
          <table:table-cell office:value-type="float" office:value="10260" table:style-name="ce14">
            <text:p>10.260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3828.59" table:style-name="ce14">
            <text:p>3.829<text:s/></text:p>
          </table:table-cell>
          <table:table-cell office:value-type="float" office:value="10000" table:style-name="ce14">
            <text:p>10.000<text:s/></text:p>
          </table:table-cell>
          <table:table-cell office:value-type="float" office:value="73136.44" table:style-name="ce14">
            <text:p>73.136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476682778.74000001" table:style-name="ce14">
            <text:p>476.682.779<text:s/></text:p>
          </table:table-cell>
          <table:table-cell office:value-type="float" office:value="1914.45" table:style-name="ce14">
            <text:p>1.914<text:s/></text:p>
          </table:table-cell>
          <table:table-cell office:value-type="float" office:value="246646.46" table:style-name="ce14">
            <text:p>246.646<text:s/></text:p>
          </table:table-cell>
          <table:table-cell office:value-type="float" office:value="16088.88" table:style-name="ce14">
            <text:p>16.089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976105872.99000013" table:style-name="ce15">
            <text:p>976.105.873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PI - BEBIDAS</text:p>
          </table:table-cell>
          <table:table-cell office:value-type="float" office:value="156104.54" table:style-name="ce14">
            <text:p>156.105<text:s/></text:p>
          </table:table-cell>
          <table:table-cell office:value-type="float" office:value="441224.92" table:style-name="ce14">
            <text:p>441.225<text:s/></text:p>
          </table:table-cell>
          <table:table-cell office:value-type="float" office:value="2964389.2" table:style-name="ce14">
            <text:p>2.964.389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15333210.460000001" table:style-name="ce14">
            <text:p>15.333.210<text:s/></text:p>
          </table:table-cell>
          <table:table-cell office:value-type="float" office:value="12883173.4" table:style-name="ce14">
            <text:p>12.883.173<text:s/></text:p>
          </table:table-cell>
          <table:table-cell office:value-type="float" office:value="2047428.78" table:style-name="ce14">
            <text:p>2.047.429<text:s/></text:p>
          </table:table-cell>
          <table:table-cell office:value-type="float" office:value="689964.48" table:style-name="ce14">
            <text:p>689.964<text:s/></text:p>
          </table:table-cell>
          <table:table-cell office:value-type="float" office:value="4538428.93" table:style-name="ce14">
            <text:p>4.538.429<text:s/></text:p>
          </table:table-cell>
          <table:table-cell office:value-type="float" office:value="4442685.67" table:style-name="ce14">
            <text:p>4.442.686<text:s/></text:p>
          </table:table-cell>
          <table:table-cell office:value-type="float" office:value="18219133.390000001" table:style-name="ce14">
            <text:p>18.219.133<text:s/></text:p>
          </table:table-cell>
          <table:table-cell office:value-type="float" office:value="651931.07999999996" table:style-name="ce14">
            <text:p>651.931<text:s/></text:p>
          </table:table-cell>
          <table:table-cell office:value-type="float" office:value="2684341.83" table:style-name="ce14">
            <text:p>2.684.342<text:s/></text:p>
          </table:table-cell>
          <table:table-cell office:value-type="float" office:value="1886500.37" table:style-name="ce14">
            <text:p>1.886.500<text:s/></text:p>
          </table:table-cell>
          <table:table-cell office:value-type="float" office:value="1176767.21" table:style-name="ce14">
            <text:p>1.176.767<text:s/></text:p>
          </table:table-cell>
          <table:table-cell office:value-type="float" office:value="13908558.529999999" table:style-name="ce14">
            <text:p>13.908.559<text:s/></text:p>
          </table:table-cell>
          <table:table-cell office:value-type="float" office:value="919707.16" table:style-name="ce14">
            <text:p>919.707<text:s/></text:p>
          </table:table-cell>
          <table:table-cell office:value-type="float" office:value="7589854" table:style-name="ce14">
            <text:p>7.589.854<text:s/></text:p>
          </table:table-cell>
          <table:table-cell office:value-type="float" office:value="27511695.460000001" table:style-name="ce14">
            <text:p>27.511.695<text:s/></text:p>
          </table:table-cell>
          <table:table-cell office:value-type="float" office:value="561802.01" table:style-name="ce14">
            <text:p>561.802<text:s/></text:p>
          </table:table-cell>
          <table:table-cell office:value-type="float" office:value="196141.38" table:style-name="ce14">
            <text:p>196.141<text:s/></text:p>
          </table:table-cell>
          <table:table-cell office:value-type="float" office:value="4578.22" table:style-name="ce14">
            <text:p>4.578<text:s/></text:p>
          </table:table-cell>
          <table:table-cell office:value-type="float" office:value="11178412.1" table:style-name="ce14">
            <text:p>11.178.412<text:s/></text:p>
          </table:table-cell>
          <table:table-cell office:value-type="float" office:value="6522108.0199999996" table:style-name="ce14">
            <text:p>6.522.108<text:s/></text:p>
          </table:table-cell>
          <table:table-cell office:value-type="float" office:value="1474193.66" table:style-name="ce14">
            <text:p>1.474.194<text:s/></text:p>
          </table:table-cell>
          <table:table-cell office:value-type="float" office:value="81656878.569999993" table:style-name="ce14">
            <text:p>81.656.879<text:s/></text:p>
          </table:table-cell>
          <table:table-cell office:value-type="float" office:value="27992.59" table:style-name="ce14">
            <text:p>27.993<text:s/></text:p>
          </table:table-cell>
          <table:table-cell office:value-type="float" office:value="219667205.95999998" table:style-name="ce15">
            <text:p>219.667.206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PI - AUTOMÓVEIS</text:p>
          </table:table-cell>
          <table:table-cell office:value-type="float" office:value="2522.65" table:style-name="ce14">
            <text:p>2.523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11264.93" table:style-name="ce14">
            <text:p>11.265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25239.360000000001" table:style-name="ce14">
            <text:p>25.239<text:s/></text:p>
          </table:table-cell>
          <table:table-cell office:value-type="float" office:value="7675.51" table:style-name="ce14">
            <text:p>7.676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4954790.3899999997" table:style-name="ce14">
            <text:p>4.954.790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12159.43" table:style-name="ce14">
            <text:p>12.159<text:s/></text:p>
          </table:table-cell>
          <table:table-cell office:value-type="float" office:value="8618.66" table:style-name="ce14">
            <text:p>8.619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5908.37" table:style-name="ce14">
            <text:p>5.908<text:s/></text:p>
          </table:table-cell>
          <table:table-cell office:value-type="float" office:value="8198985.6100000003" table:style-name="ce14">
            <text:p>8.198.986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24101945.07" table:style-name="ce14">
            <text:p>24.101.945<text:s/></text:p>
          </table:table-cell>
          <table:table-cell office:value-type="float" office:value="31410619.18" table:style-name="ce14">
            <text:p>31.410.619<text:s/></text:p>
          </table:table-cell>
          <table:table-cell office:value-type="float" office:value="3718.36" table:style-name="ce14">
            <text:p>3.718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3880.16" table:style-name="ce14">
            <text:p>3.880<text:s/></text:p>
          </table:table-cell>
          <table:table-cell office:value-type="float" office:value="41966134.539999999" table:style-name="ce14">
            <text:p>41.966.135<text:s/></text:p>
          </table:table-cell>
          <table:table-cell office:value-type="float" office:value="7266731.0300000003" table:style-name="ce14">
            <text:p>7.266.731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134335639.55000001" table:style-name="ce14">
            <text:p>134.335.640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252315832.80000001" table:style-name="ce15">
            <text:p>252.315.833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PI - VINCULADO À IMPORTACAO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4375999.0999999996" table:style-name="ce14">
            <text:p>4.375.999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54858599.57" table:style-name="ce14">
            <text:p>54.858.600<text:s/></text:p>
          </table:table-cell>
          <table:table-cell office:value-type="float" office:value="10716736.789999999" table:style-name="ce14">
            <text:p>10.716.737<text:s/></text:p>
          </table:table-cell>
          <table:table-cell office:value-type="float" office:value="867992.86" table:style-name="ce14">
            <text:p>867.993<text:s/></text:p>
          </table:table-cell>
          <table:table-cell office:value-type="float" office:value="70663123.180000007" table:style-name="ce14">
            <text:p>70.663.123<text:s/></text:p>
          </table:table-cell>
          <table:table-cell office:value-type="float" office:value="3143124.02" table:style-name="ce14">
            <text:p>3.143.124<text:s/></text:p>
          </table:table-cell>
          <table:table-cell office:value-type="float" office:value="1003156.46" table:style-name="ce14">
            <text:p>1.003.156<text:s/></text:p>
          </table:table-cell>
          <table:table-cell office:value-type="float" office:value="36095555.649999999" table:style-name="ce14">
            <text:p>36.095.556<text:s/></text:p>
          </table:table-cell>
          <table:table-cell office:value-type="float" office:value="13428.9" table:style-name="ce14">
            <text:p>13.429<text:s/></text:p>
          </table:table-cell>
          <table:table-cell office:value-type="float" office:value="612447.31999999995" table:style-name="ce14">
            <text:p>612.447<text:s/></text:p>
          </table:table-cell>
          <table:table-cell office:value-type="float" office:value="2812941.74" table:style-name="ce14">
            <text:p>2.812.942<text:s/></text:p>
          </table:table-cell>
          <table:table-cell office:value-type="float" office:value="330371.77" table:style-name="ce14">
            <text:p>330.372<text:s/></text:p>
          </table:table-cell>
          <table:table-cell office:value-type="float" office:value="33588573.469999999" table:style-name="ce14">
            <text:p>33.588.573<text:s/></text:p>
          </table:table-cell>
          <table:table-cell office:value-type="float" office:value="1201.82" table:style-name="ce14">
            <text:p>1.202<text:s/></text:p>
          </table:table-cell>
          <table:table-cell office:value-type="float" office:value="84552022.859999999" table:style-name="ce14">
            <text:p>84.552.023<text:s/></text:p>
          </table:table-cell>
          <table:table-cell office:value-type="float" office:value="97238209.150000006" table:style-name="ce14">
            <text:p>97.238.209<text:s/></text:p>
          </table:table-cell>
          <table:table-cell office:value-type="float" office:value="192159.9" table:style-name="ce14">
            <text:p>192.160<text:s/></text:p>
          </table:table-cell>
          <table:table-cell office:value-type="float" office:value="58.46" table:style-name="ce14">
            <text:p>58<text:s/></text:p>
          </table:table-cell>
          <table:table-cell office:value-type="float" office:value="25959.72" table:style-name="ce14">
            <text:p>25.960<text:s/></text:p>
          </table:table-cell>
          <table:table-cell office:value-type="float" office:value="93140022.170000002" table:style-name="ce14">
            <text:p>93.140.022<text:s/></text:p>
          </table:table-cell>
          <table:table-cell office:value-type="float" office:value="121626912.98" table:style-name="ce14">
            <text:p>121.626.913<text:s/></text:p>
          </table:table-cell>
          <table:table-cell office:value-type="float" office:value="252178.01" table:style-name="ce14">
            <text:p>252.178<text:s/></text:p>
          </table:table-cell>
          <table:table-cell office:value-type="float" office:value="462070751.57999998" table:style-name="ce14">
            <text:p>462.070.752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1078181527.48" table:style-name="ce15">
            <text:p>1.078.181.527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8">
            <text:p><text:s text:c="2"/>IPI - OUTROS</text:p>
          </table:table-cell>
          <table:table-cell office:value-type="float" office:value="14043.14" table:style-name="ce14">
            <text:p>14.043<text:s/></text:p>
          </table:table-cell>
          <table:table-cell office:value-type="float" office:value="1584334.3299999998" table:style-name="ce14">
            <text:p>1.584.334<text:s/></text:p>
          </table:table-cell>
          <table:table-cell office:value-type="float" office:value="2359894.0799999996" table:style-name="ce14">
            <text:p>2.359.894<text:s/></text:p>
          </table:table-cell>
          <table:table-cell office:value-type="float" office:value="49998.44" table:style-name="ce14">
            <text:p>49.998<text:s/></text:p>
          </table:table-cell>
          <table:table-cell office:value-type="float" office:value="58483102.130000003" table:style-name="ce14">
            <text:p>58.483.102<text:s/></text:p>
          </table:table-cell>
          <table:table-cell office:value-type="float" office:value="9990662.9900000002" table:style-name="ce14">
            <text:p>9.990.663<text:s/></text:p>
          </table:table-cell>
          <table:table-cell office:value-type="float" office:value="4981465.1900000004" table:style-name="ce14">
            <text:p>4.981.465<text:s/></text:p>
          </table:table-cell>
          <table:table-cell office:value-type="float" office:value="37262117.219999999" table:style-name="ce14">
            <text:p>37.262.117<text:s/></text:p>
          </table:table-cell>
          <table:table-cell office:value-type="float" office:value="11824069.41" table:style-name="ce14">
            <text:p>11.824.069<text:s/></text:p>
          </table:table-cell>
          <table:table-cell office:value-type="float" office:value="626260.75" table:style-name="ce14">
            <text:p>626.261<text:s/></text:p>
          </table:table-cell>
          <table:table-cell office:value-type="float" office:value="95666545.120000005" table:style-name="ce14">
            <text:p>95.666.545<text:s/></text:p>
          </table:table-cell>
          <table:table-cell office:value-type="float" office:value="6630244.96" table:style-name="ce14">
            <text:p>6.630.245<text:s/></text:p>
          </table:table-cell>
          <table:table-cell office:value-type="float" office:value="2904576.8" table:style-name="ce14">
            <text:p>2.904.577<text:s/></text:p>
          </table:table-cell>
          <table:table-cell office:value-type="float" office:value="3221528.96" table:style-name="ce14">
            <text:p>3.221.529<text:s/></text:p>
          </table:table-cell>
          <table:table-cell office:value-type="float" office:value="2499992.48" table:style-name="ce14">
            <text:p>2.499.992<text:s/></text:p>
          </table:table-cell>
          <table:table-cell office:value-type="float" office:value="33321606.760000002" table:style-name="ce14">
            <text:p>33.321.607<text:s/></text:p>
          </table:table-cell>
          <table:table-cell office:value-type="float" office:value="1921040.03" table:style-name="ce14">
            <text:p>1.921.040<text:s/></text:p>
          </table:table-cell>
          <table:table-cell office:value-type="float" office:value="107563540.63" table:style-name="ce14">
            <text:p>107.563.541<text:s/></text:p>
          </table:table-cell>
          <table:table-cell office:value-type="float" office:value="104331878.58" table:style-name="ce14">
            <text:p>104.331.879<text:s/></text:p>
          </table:table-cell>
          <table:table-cell office:value-type="float" office:value="3314887.7600000002" table:style-name="ce14">
            <text:p>3.314.888<text:s/></text:p>
          </table:table-cell>
          <table:table-cell office:value-type="float" office:value="1696206.17" table:style-name="ce14">
            <text:p>1.696.206<text:s/></text:p>
          </table:table-cell>
          <table:table-cell office:value-type="float" office:value="17955.75" table:style-name="ce14">
            <text:p>17.956<text:s/></text:p>
          </table:table-cell>
          <table:table-cell office:value-type="float" office:value="110924386.44000001" table:style-name="ce14">
            <text:p>110.924.386<text:s/></text:p>
          </table:table-cell>
          <table:table-cell office:value-type="float" office:value="121875006.02000001" table:style-name="ce14">
            <text:p>121.875.006<text:s/></text:p>
          </table:table-cell>
          <table:table-cell office:value-type="float" office:value="3181086.56" table:style-name="ce14">
            <text:p>3.181.087<text:s/></text:p>
          </table:table-cell>
          <table:table-cell office:value-type="float" office:value="826329452.28999996" table:style-name="ce14">
            <text:p>826.329.452<text:s/></text:p>
          </table:table-cell>
          <table:table-cell office:value-type="float" office:value="649902.4800000001" table:style-name="ce14">
            <text:p>649.902<text:s/></text:p>
          </table:table-cell>
          <table:table-cell office:value-type="float" office:value="1553225785.4699998" table:style-name="ce15">
            <text:p>1.553.225.785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MPOSTO SOBRE A RENDA - TOTAL</text:p>
          </table:table-cell>
          <table:table-cell office:value-type="float" office:value="17290189.59" table:style-name="ce14">
            <text:p>17.290.190<text:s/></text:p>
          </table:table-cell>
          <table:table-cell office:value-type="float" office:value="59342231.520000003" table:style-name="ce14">
            <text:p>59.342.232<text:s/></text:p>
          </table:table-cell>
          <table:table-cell office:value-type="float" office:value="234694223.93000001" table:style-name="ce14">
            <text:p>234.694.224<text:s/></text:p>
          </table:table-cell>
          <table:table-cell office:value-type="float" office:value="12392619.83" table:style-name="ce14">
            <text:p>12.392.620<text:s/></text:p>
          </table:table-cell>
          <table:table-cell office:value-type="float" office:value="355355346.91000003" table:style-name="ce14">
            <text:p>355.355.347<text:s/></text:p>
          </table:table-cell>
          <table:table-cell office:value-type="float" office:value="279857968.54000002" table:style-name="ce14">
            <text:p>279.857.969<text:s/></text:p>
          </table:table-cell>
          <table:table-cell office:value-type="float" office:value="3682564326.0299997" table:style-name="ce14">
            <text:p>3.682.564.326<text:s/></text:p>
          </table:table-cell>
          <table:table-cell office:value-type="float" office:value="251543188.94" table:style-name="ce14">
            <text:p>251.543.189<text:s/></text:p>
          </table:table-cell>
          <table:table-cell office:value-type="float" office:value="244998481.15000001" table:style-name="ce14">
            <text:p>244.998.481<text:s/></text:p>
          </table:table-cell>
          <table:table-cell office:value-type="float" office:value="88648194.480000004" table:style-name="ce14">
            <text:p>88.648.194<text:s/></text:p>
          </table:table-cell>
          <table:table-cell office:value-type="float" office:value="1038590107.22" table:style-name="ce14">
            <text:p>1.038.590.107<text:s/></text:p>
          </table:table-cell>
          <table:table-cell office:value-type="float" office:value="127746939.2" table:style-name="ce14">
            <text:p>127.746.939<text:s/></text:p>
          </table:table-cell>
          <table:table-cell office:value-type="float" office:value="140977491.16" table:style-name="ce14">
            <text:p>140.977.491<text:s/></text:p>
          </table:table-cell>
          <table:table-cell office:value-type="float" office:value="173825783.08000001" table:style-name="ce14">
            <text:p>173.825.783<text:s/></text:p>
          </table:table-cell>
          <table:table-cell office:value-type="float" office:value="97428357.989999995" table:style-name="ce14">
            <text:p>97.428.358<text:s/></text:p>
          </table:table-cell>
          <table:table-cell office:value-type="float" office:value="293889427.55000001" table:style-name="ce14">
            <text:p>293.889.428<text:s/></text:p>
          </table:table-cell>
          <table:table-cell office:value-type="float" office:value="60601052.439999998" table:style-name="ce14">
            <text:p>60.601.052<text:s/></text:p>
          </table:table-cell>
          <table:table-cell office:value-type="float" office:value="1029430755.73" table:style-name="ce14">
            <text:p>1.029.430.756<text:s/></text:p>
          </table:table-cell>
          <table:table-cell office:value-type="float" office:value="3456421106.23" table:style-name="ce14">
            <text:p>3.456.421.106<text:s/></text:p>
          </table:table-cell>
          <table:table-cell office:value-type="float" office:value="90557134.129999995" table:style-name="ce14">
            <text:p>90.557.134<text:s/></text:p>
          </table:table-cell>
          <table:table-cell office:value-type="float" office:value="46719954.729999997" table:style-name="ce14">
            <text:p>46.719.955<text:s/></text:p>
          </table:table-cell>
          <table:table-cell office:value-type="float" office:value="15095755.609999999" table:style-name="ce14">
            <text:p>15.095.756<text:s/></text:p>
          </table:table-cell>
          <table:table-cell office:value-type="float" office:value="905187209.12" table:style-name="ce14">
            <text:p>905.187.209<text:s/></text:p>
          </table:table-cell>
          <table:table-cell office:value-type="float" office:value="535536904.23000002" table:style-name="ce14">
            <text:p>535.536.904<text:s/></text:p>
          </table:table-cell>
          <table:table-cell office:value-type="float" office:value="63836996.640000001" table:style-name="ce14">
            <text:p>63.836.997<text:s/></text:p>
          </table:table-cell>
          <table:table-cell office:value-type="float" office:value="9973364890.8199997" table:style-name="ce14">
            <text:p>9.973.364.891<text:s/></text:p>
          </table:table-cell>
          <table:table-cell office:value-type="float" office:value="30078717.609999999" table:style-name="ce14">
            <text:p>30.078.718<text:s/></text:p>
          </table:table-cell>
          <table:table-cell office:value-type="float" office:value="23305975354.409996" table:style-name="ce15">
            <text:p>23.305.975.354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RPF</text:p>
          </table:table-cell>
          <table:table-cell office:value-type="float" office:value="5939995.8300000001" table:style-name="ce14">
            <text:p>5.939.996<text:s/></text:p>
          </table:table-cell>
          <table:table-cell office:value-type="float" office:value="20881961.440000001" table:style-name="ce14">
            <text:p>20.881.961<text:s/></text:p>
          </table:table-cell>
          <table:table-cell office:value-type="float" office:value="22579639.949999999" table:style-name="ce14">
            <text:p>22.579.640<text:s/></text:p>
          </table:table-cell>
          <table:table-cell office:value-type="float" office:value="4956411.01" table:style-name="ce14">
            <text:p>4.956.411<text:s/></text:p>
          </table:table-cell>
          <table:table-cell office:value-type="float" office:value="88248341.150000006" table:style-name="ce14">
            <text:p>88.248.341<text:s/></text:p>
          </table:table-cell>
          <table:table-cell office:value-type="float" office:value="51480594.07" table:style-name="ce14">
            <text:p>51.480.594<text:s/></text:p>
          </table:table-cell>
          <table:table-cell office:value-type="float" office:value="74371760.319999993" table:style-name="ce14">
            <text:p>74.371.760<text:s/></text:p>
          </table:table-cell>
          <table:table-cell office:value-type="float" office:value="47921980.210000001" table:style-name="ce14">
            <text:p>47.921.980<text:s/></text:p>
          </table:table-cell>
          <table:table-cell office:value-type="float" office:value="70327053.189999998" table:style-name="ce14">
            <text:p>70.327.053<text:s/></text:p>
          </table:table-cell>
          <table:table-cell office:value-type="float" office:value="29213520.809999999" table:style-name="ce14">
            <text:p>29.213.521<text:s/></text:p>
          </table:table-cell>
          <table:table-cell office:value-type="float" office:value="238369505.05000001" table:style-name="ce14">
            <text:p>238.369.505<text:s/></text:p>
          </table:table-cell>
          <table:table-cell office:value-type="float" office:value="42995810.710000001" table:style-name="ce14">
            <text:p>42.995.811<text:s/></text:p>
          </table:table-cell>
          <table:table-cell office:value-type="float" office:value="38027223.509999998" table:style-name="ce14">
            <text:p>38.027.224<text:s/></text:p>
          </table:table-cell>
          <table:table-cell office:value-type="float" office:value="40847545.130000003" table:style-name="ce14">
            <text:p>40.847.545<text:s/></text:p>
          </table:table-cell>
          <table:table-cell office:value-type="float" office:value="30624089.48" table:style-name="ce14">
            <text:p>30.624.089<text:s/></text:p>
          </table:table-cell>
          <table:table-cell office:value-type="float" office:value="82429073.799999997" table:style-name="ce14">
            <text:p>82.429.074<text:s/></text:p>
          </table:table-cell>
          <table:table-cell office:value-type="float" office:value="19796117.969999999" table:style-name="ce14">
            <text:p>19.796.118<text:s/></text:p>
          </table:table-cell>
          <table:table-cell office:value-type="float" office:value="171230323.91999999" table:style-name="ce14">
            <text:p>171.230.324<text:s/></text:p>
          </table:table-cell>
          <table:table-cell office:value-type="float" office:value="443547973.54000002" table:style-name="ce14">
            <text:p>443.547.974<text:s/></text:p>
          </table:table-cell>
          <table:table-cell office:value-type="float" office:value="28522975.390000001" table:style-name="ce14">
            <text:p>28.522.975<text:s/></text:p>
          </table:table-cell>
          <table:table-cell office:value-type="float" office:value="14804592.550000001" table:style-name="ce14">
            <text:p>14.804.593<text:s/></text:p>
          </table:table-cell>
          <table:table-cell office:value-type="float" office:value="5213789.7699999996" table:style-name="ce14">
            <text:p>5.213.790<text:s/></text:p>
          </table:table-cell>
          <table:table-cell office:value-type="float" office:value="205633155.31999999" table:style-name="ce14">
            <text:p>205.633.155<text:s/></text:p>
          </table:table-cell>
          <table:table-cell office:value-type="float" office:value="87963573.650000006" table:style-name="ce14">
            <text:p>87.963.574<text:s/></text:p>
          </table:table-cell>
          <table:table-cell office:value-type="float" office:value="22331622.969999999" table:style-name="ce14">
            <text:p>22.331.623<text:s/></text:p>
          </table:table-cell>
          <table:table-cell office:value-type="float" office:value="1026371189.62" table:style-name="ce14">
            <text:p>1.026.371.190<text:s/></text:p>
          </table:table-cell>
          <table:table-cell office:value-type="float" office:value="8925845.6699999999" table:style-name="ce14">
            <text:p>8.925.846<text:s/></text:p>
          </table:table-cell>
          <table:table-cell office:value-type="float" office:value="2923555666.0300002" table:style-name="ce15">
            <text:p>2.923.555.666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RPJ</text:p>
          </table:table-cell>
          <table:table-cell office:value-type="float" office:value="4998615.8899999997" table:style-name="ce14">
            <text:p>4.998.616<text:s/></text:p>
          </table:table-cell>
          <table:table-cell office:value-type="float" office:value="13659902.93" table:style-name="ce14">
            <text:p>13.659.903<text:s/></text:p>
          </table:table-cell>
          <table:table-cell office:value-type="float" office:value="132129571.12" table:style-name="ce14">
            <text:p>132.129.571<text:s/></text:p>
          </table:table-cell>
          <table:table-cell office:value-type="float" office:value="3527310.58" table:style-name="ce14">
            <text:p>3.527.311<text:s/></text:p>
          </table:table-cell>
          <table:table-cell office:value-type="float" office:value="121656055.48" table:style-name="ce14">
            <text:p>121.656.055<text:s/></text:p>
          </table:table-cell>
          <table:table-cell office:value-type="float" office:value="91346867.590000004" table:style-name="ce14">
            <text:p>91.346.868<text:s/></text:p>
          </table:table-cell>
          <table:table-cell office:value-type="float" office:value="811934335.59000003" table:style-name="ce14">
            <text:p>811.934.336<text:s/></text:p>
          </table:table-cell>
          <table:table-cell office:value-type="float" office:value="112272841.73999999" table:style-name="ce14">
            <text:p>112.272.842<text:s/></text:p>
          </table:table-cell>
          <table:table-cell office:value-type="float" office:value="77882633.060000002" table:style-name="ce14">
            <text:p>77.882.633<text:s/></text:p>
          </table:table-cell>
          <table:table-cell office:value-type="float" office:value="29886519.109999999" table:style-name="ce14">
            <text:p>29.886.519<text:s/></text:p>
          </table:table-cell>
          <table:table-cell office:value-type="float" office:value="298560689.44" table:style-name="ce14">
            <text:p>298.560.689<text:s/></text:p>
          </table:table-cell>
          <table:table-cell office:value-type="float" office:value="45842924.969999999" table:style-name="ce14">
            <text:p>45.842.925<text:s/></text:p>
          </table:table-cell>
          <table:table-cell office:value-type="float" office:value="44429715.810000002" table:style-name="ce14">
            <text:p>44.429.716<text:s/></text:p>
          </table:table-cell>
          <table:table-cell office:value-type="float" office:value="67238473.200000003" table:style-name="ce14">
            <text:p>67.238.473<text:s/></text:p>
          </table:table-cell>
          <table:table-cell office:value-type="float" office:value="22386304.91" table:style-name="ce14">
            <text:p>22.386.305<text:s/></text:p>
          </table:table-cell>
          <table:table-cell office:value-type="float" office:value="89172350.549999997" table:style-name="ce14">
            <text:p>89.172.351<text:s/></text:p>
          </table:table-cell>
          <table:table-cell office:value-type="float" office:value="18783620.309999999" table:style-name="ce14">
            <text:p>18.783.620<text:s/></text:p>
          </table:table-cell>
          <table:table-cell office:value-type="float" office:value="388714659.56999999" table:style-name="ce14">
            <text:p>388.714.660<text:s/></text:p>
          </table:table-cell>
          <table:table-cell office:value-type="float" office:value="979574885.55999994" table:style-name="ce14">
            <text:p>979.574.886<text:s/></text:p>
          </table:table-cell>
          <table:table-cell office:value-type="float" office:value="23346892.829999998" table:style-name="ce14">
            <text:p>23.346.893<text:s/></text:p>
          </table:table-cell>
          <table:table-cell office:value-type="float" office:value="14412432.65" table:style-name="ce14">
            <text:p>14.412.433<text:s/></text:p>
          </table:table-cell>
          <table:table-cell office:value-type="float" office:value="4838014.26" table:style-name="ce14">
            <text:p>4.838.014<text:s/></text:p>
          </table:table-cell>
          <table:table-cell office:value-type="float" office:value="271713935.47000003" table:style-name="ce14">
            <text:p>271.713.935<text:s/></text:p>
          </table:table-cell>
          <table:table-cell office:value-type="float" office:value="228133075.09999999" table:style-name="ce14">
            <text:p>228.133.075<text:s/></text:p>
          </table:table-cell>
          <table:table-cell office:value-type="float" office:value="15904995.33" table:style-name="ce14">
            <text:p>15.904.995<text:s/></text:p>
          </table:table-cell>
          <table:table-cell office:value-type="float" office:value="2858380987.98" table:style-name="ce14">
            <text:p>2.858.380.988<text:s/></text:p>
          </table:table-cell>
          <table:table-cell office:value-type="float" office:value="11718751.25" table:style-name="ce14">
            <text:p>11.718.751<text:s/></text:p>
          </table:table-cell>
          <table:table-cell office:value-type="float" office:value="6782447362.2799997" table:style-name="ce15">
            <text:p>6.782.447.362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ENTIDADES FINANCEIRAS</text:p>
          </table:table-cell>
          <table:table-cell office:value-type="float" office:value="0" table:style-name="ce14">
            <text:p>-<text:s/></text:p>
          </table:table-cell>
          <table:table-cell office:value-type="float" office:value="26966.71" table:style-name="ce14">
            <text:p>26.967<text:s/></text:p>
          </table:table-cell>
          <table:table-cell office:value-type="float" office:value="204776.75" table:style-name="ce14">
            <text:p>204.777<text:s/></text:p>
          </table:table-cell>
          <table:table-cell office:value-type="float" office:value="26.1" table:style-name="ce14">
            <text:p>26<text:s/></text:p>
          </table:table-cell>
          <table:table-cell office:value-type="float" office:value="1661804.19" table:style-name="ce14">
            <text:p>1.661.804<text:s/></text:p>
          </table:table-cell>
          <table:table-cell office:value-type="float" office:value="18164995.34" table:style-name="ce14">
            <text:p>18.164.995<text:s/></text:p>
          </table:table-cell>
          <table:table-cell office:value-type="float" office:value="448695618.36000001" table:style-name="ce14">
            <text:p>448.695.618<text:s/></text:p>
          </table:table-cell>
          <table:table-cell office:value-type="float" office:value="5309174.95" table:style-name="ce14">
            <text:p>5.309.175<text:s/></text:p>
          </table:table-cell>
          <table:table-cell office:value-type="float" office:value="97178.2" table:style-name="ce14">
            <text:p>97.178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9479691.3399999999" table:style-name="ce14">
            <text:p>9.479.691<text:s/></text:p>
          </table:table-cell>
          <table:table-cell office:value-type="float" office:value="82750.86" table:style-name="ce14">
            <text:p>82.751<text:s/></text:p>
          </table:table-cell>
          <table:table-cell office:value-type="float" office:value="180803.21" table:style-name="ce14">
            <text:p>180.803<text:s/></text:p>
          </table:table-cell>
          <table:table-cell office:value-type="float" office:value="12773687.26" table:style-name="ce14">
            <text:p>12.773.687<text:s/></text:p>
          </table:table-cell>
          <table:table-cell office:value-type="float" office:value="3217.78" table:style-name="ce14">
            <text:p>3.218<text:s/></text:p>
          </table:table-cell>
          <table:table-cell office:value-type="float" office:value="7801538.4699999997" table:style-name="ce14">
            <text:p>7.801.538<text:s/></text:p>
          </table:table-cell>
          <table:table-cell office:value-type="float" office:value="1776.72" table:style-name="ce14">
            <text:p>1.777<text:s/></text:p>
          </table:table-cell>
          <table:table-cell office:value-type="float" office:value="62046913.909999996" table:style-name="ce14">
            <text:p>62.046.914<text:s/></text:p>
          </table:table-cell>
          <table:table-cell office:value-type="float" office:value="244622571.94999999" table:style-name="ce14">
            <text:p>244.622.572<text:s/></text:p>
          </table:table-cell>
          <table:table-cell office:value-type="float" office:value="201555.26" table:style-name="ce14">
            <text:p>201.555<text:s/></text:p>
          </table:table-cell>
          <table:table-cell office:value-type="float" office:value="273.72000000000003" table:style-name="ce14">
            <text:p>274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32473420.079999998" table:style-name="ce14">
            <text:p>32.473.420<text:s/></text:p>
          </table:table-cell>
          <table:table-cell office:value-type="float" office:value="1102639.75" table:style-name="ce14">
            <text:p>1.102.640<text:s/></text:p>
          </table:table-cell>
          <table:table-cell office:value-type="float" office:value="1479028.98" table:style-name="ce14">
            <text:p>1.479.029<text:s/></text:p>
          </table:table-cell>
          <table:table-cell office:value-type="float" office:value="745564673.67999995" table:style-name="ce14">
            <text:p>745.564.674<text:s/></text:p>
          </table:table-cell>
          <table:table-cell office:value-type="float" office:value="4562.7" table:style-name="ce14">
            <text:p>4.563<text:s/></text:p>
          </table:table-cell>
          <table:table-cell office:value-type="float" office:value="1591979646.27" table:style-name="ce15">
            <text:p>1.591.979.646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DEMAIS EMPRESAS</text:p>
          </table:table-cell>
          <table:table-cell office:value-type="float" office:value="4998615.8900000006" table:style-name="ce14">
            <text:p>4.998.616<text:s/></text:p>
          </table:table-cell>
          <table:table-cell office:value-type="float" office:value="13632936.219999999" table:style-name="ce14">
            <text:p>13.632.936<text:s/></text:p>
          </table:table-cell>
          <table:table-cell office:value-type="float" office:value="131924794.37" table:style-name="ce14">
            <text:p>131.924.794<text:s/></text:p>
          </table:table-cell>
          <table:table-cell office:value-type="float" office:value="3527284.48" table:style-name="ce14">
            <text:p>3.527.284<text:s/></text:p>
          </table:table-cell>
          <table:table-cell office:value-type="float" office:value="119994251.28999999" table:style-name="ce14">
            <text:p>119.994.251<text:s/></text:p>
          </table:table-cell>
          <table:table-cell office:value-type="float" office:value="73181872.25" table:style-name="ce14">
            <text:p>73.181.872<text:s/></text:p>
          </table:table-cell>
          <table:table-cell office:value-type="float" office:value="363238717.23000002" table:style-name="ce14">
            <text:p>363.238.717<text:s/></text:p>
          </table:table-cell>
          <table:table-cell office:value-type="float" office:value="106963666.79000001" table:style-name="ce14">
            <text:p>106.963.667<text:s/></text:p>
          </table:table-cell>
          <table:table-cell office:value-type="float" office:value="77785454.859999999" table:style-name="ce14">
            <text:p>77.785.455<text:s/></text:p>
          </table:table-cell>
          <table:table-cell office:value-type="float" office:value="29886519.109999999" table:style-name="ce14">
            <text:p>29.886.519<text:s/></text:p>
          </table:table-cell>
          <table:table-cell office:value-type="float" office:value="289080998.10000002" table:style-name="ce14">
            <text:p>289.080.998<text:s/></text:p>
          </table:table-cell>
          <table:table-cell office:value-type="float" office:value="45760174.109999999" table:style-name="ce14">
            <text:p>45.760.174<text:s/></text:p>
          </table:table-cell>
          <table:table-cell office:value-type="float" office:value="44248912.599999994" table:style-name="ce14">
            <text:p>44.248.913<text:s/></text:p>
          </table:table-cell>
          <table:table-cell office:value-type="float" office:value="54464785.939999998" table:style-name="ce14">
            <text:p>54.464.786<text:s/></text:p>
          </table:table-cell>
          <table:table-cell office:value-type="float" office:value="22383087.129999999" table:style-name="ce14">
            <text:p>22.383.087<text:s/></text:p>
          </table:table-cell>
          <table:table-cell office:value-type="float" office:value="81370812.079999998" table:style-name="ce14">
            <text:p>81.370.812<text:s/></text:p>
          </table:table-cell>
          <table:table-cell office:value-type="float" office:value="18781843.590000004" table:style-name="ce14">
            <text:p>18.781.844<text:s/></text:p>
          </table:table-cell>
          <table:table-cell office:value-type="float" office:value="326667745.66000003" table:style-name="ce14">
            <text:p>326.667.746<text:s/></text:p>
          </table:table-cell>
          <table:table-cell office:value-type="float" office:value="734952313.61000013" table:style-name="ce14">
            <text:p>734.952.314<text:s/></text:p>
          </table:table-cell>
          <table:table-cell office:value-type="float" office:value="23145337.57" table:style-name="ce14">
            <text:p>23.145.338<text:s/></text:p>
          </table:table-cell>
          <table:table-cell office:value-type="float" office:value="14412158.930000002" table:style-name="ce14">
            <text:p>14.412.159<text:s/></text:p>
          </table:table-cell>
          <table:table-cell office:value-type="float" office:value="4838014.2600000007" table:style-name="ce14">
            <text:p>4.838.014<text:s/></text:p>
          </table:table-cell>
          <table:table-cell office:value-type="float" office:value="239240515.39000002" table:style-name="ce14">
            <text:p>239.240.515<text:s/></text:p>
          </table:table-cell>
          <table:table-cell office:value-type="float" office:value="227030435.34999999" table:style-name="ce14">
            <text:p>227.030.435<text:s/></text:p>
          </table:table-cell>
          <table:table-cell office:value-type="float" office:value="14425966.35" table:style-name="ce14">
            <text:p>14.425.966<text:s/></text:p>
          </table:table-cell>
          <table:table-cell office:value-type="float" office:value="2112816314.3000002" table:style-name="ce14">
            <text:p>2.112.816.314<text:s/></text:p>
          </table:table-cell>
          <table:table-cell office:value-type="float" office:value="11714188.550000001" table:style-name="ce14">
            <text:p>11.714.189<text:s/></text:p>
          </table:table-cell>
          <table:table-cell office:value-type="float" office:value="5190467716.0100012" table:style-name="ce15">
            <text:p>5.190.467.716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MPOSTO S/ RENDA RETIDO NA FONTE</text:p>
          </table:table-cell>
          <table:table-cell office:value-type="float" office:value="6351577.8700000001" table:style-name="ce14">
            <text:p>6.351.578<text:s/></text:p>
          </table:table-cell>
          <table:table-cell office:value-type="float" office:value="24800367.149999999" table:style-name="ce14">
            <text:p>24.800.367<text:s/></text:p>
          </table:table-cell>
          <table:table-cell office:value-type="float" office:value="79985012.859999999" table:style-name="ce14">
            <text:p>79.985.013<text:s/></text:p>
          </table:table-cell>
          <table:table-cell office:value-type="float" office:value="3908898.24" table:style-name="ce14">
            <text:p>3.908.898<text:s/></text:p>
          </table:table-cell>
          <table:table-cell office:value-type="float" office:value="145450950.28" table:style-name="ce14">
            <text:p>145.450.950<text:s/></text:p>
          </table:table-cell>
          <table:table-cell office:value-type="float" office:value="137030506.88" table:style-name="ce14">
            <text:p>137.030.507<text:s/></text:p>
          </table:table-cell>
          <table:table-cell office:value-type="float" office:value="2796258230.1199999" table:style-name="ce14">
            <text:p>2.796.258.230<text:s/></text:p>
          </table:table-cell>
          <table:table-cell office:value-type="float" office:value="91348366.989999995" table:style-name="ce14">
            <text:p>91.348.367<text:s/></text:p>
          </table:table-cell>
          <table:table-cell office:value-type="float" office:value="96788794.900000006" table:style-name="ce14">
            <text:p>96.788.795<text:s/></text:p>
          </table:table-cell>
          <table:table-cell office:value-type="float" office:value="29548154.559999999" table:style-name="ce14">
            <text:p>29.548.155<text:s/></text:p>
          </table:table-cell>
          <table:table-cell office:value-type="float" office:value="501659912.73000002" table:style-name="ce14">
            <text:p>501.659.913<text:s/></text:p>
          </table:table-cell>
          <table:table-cell office:value-type="float" office:value="38908203.520000003" table:style-name="ce14">
            <text:p>38.908.204<text:s/></text:p>
          </table:table-cell>
          <table:table-cell office:value-type="float" office:value="58520551.840000004" table:style-name="ce14">
            <text:p>58.520.552<text:s/></text:p>
          </table:table-cell>
          <table:table-cell office:value-type="float" office:value="65739764.75" table:style-name="ce14">
            <text:p>65.739.765<text:s/></text:p>
          </table:table-cell>
          <table:table-cell office:value-type="float" office:value="44417963.600000001" table:style-name="ce14">
            <text:p>44.417.964<text:s/></text:p>
          </table:table-cell>
          <table:table-cell office:value-type="float" office:value="122288003.2" table:style-name="ce14">
            <text:p>122.288.003<text:s/></text:p>
          </table:table-cell>
          <table:table-cell office:value-type="float" office:value="22021314.16" table:style-name="ce14">
            <text:p>22.021.314<text:s/></text:p>
          </table:table-cell>
          <table:table-cell office:value-type="float" office:value="469485772.24000001" table:style-name="ce14">
            <text:p>469.485.772<text:s/></text:p>
          </table:table-cell>
          <table:table-cell office:value-type="float" office:value="2033298247.1300001" table:style-name="ce14">
            <text:p>2.033.298.247<text:s/></text:p>
          </table:table-cell>
          <table:table-cell office:value-type="float" office:value="38687265.909999996" table:style-name="ce14">
            <text:p>38.687.266<text:s/></text:p>
          </table:table-cell>
          <table:table-cell office:value-type="float" office:value="17502929.530000001" table:style-name="ce14">
            <text:p>17.502.930<text:s/></text:p>
          </table:table-cell>
          <table:table-cell office:value-type="float" office:value="5043951.58" table:style-name="ce14">
            <text:p>5.043.952<text:s/></text:p>
          </table:table-cell>
          <table:table-cell office:value-type="float" office:value="427840118.32999998" table:style-name="ce14">
            <text:p>427.840.118<text:s/></text:p>
          </table:table-cell>
          <table:table-cell office:value-type="float" office:value="219440255.47999999" table:style-name="ce14">
            <text:p>219.440.255<text:s/></text:p>
          </table:table-cell>
          <table:table-cell office:value-type="float" office:value="25600378.34" table:style-name="ce14">
            <text:p>25.600.378<text:s/></text:p>
          </table:table-cell>
          <table:table-cell office:value-type="float" office:value="6088612713.2200003" table:style-name="ce14">
            <text:p>6.088.612.713<text:s/></text:p>
          </table:table-cell>
          <table:table-cell office:value-type="float" office:value="9434120.6899999995" table:style-name="ce14">
            <text:p>9.434.121<text:s/></text:p>
          </table:table-cell>
          <table:table-cell office:value-type="float" office:value="13599972326.1" table:style-name="ce15">
            <text:p>13.599.972.326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IRRF - RENDIMENTOS DO TRABALHO</text:p>
          </table:table-cell>
          <table:table-cell office:value-type="float" office:value="5912015.3700000001" table:style-name="ce14">
            <text:p>5.912.015<text:s/></text:p>
          </table:table-cell>
          <table:table-cell office:value-type="float" office:value="22065768.129999999" table:style-name="ce14">
            <text:p>22.065.768<text:s/></text:p>
          </table:table-cell>
          <table:table-cell office:value-type="float" office:value="61357865.259999998" table:style-name="ce14">
            <text:p>61.357.865<text:s/></text:p>
          </table:table-cell>
          <table:table-cell office:value-type="float" office:value="3637484.17" table:style-name="ce14">
            <text:p>3.637.484<text:s/></text:p>
          </table:table-cell>
          <table:table-cell office:value-type="float" office:value="112896042.98" table:style-name="ce14">
            <text:p>112.896.043<text:s/></text:p>
          </table:table-cell>
          <table:table-cell office:value-type="float" office:value="103742716.14" table:style-name="ce14">
            <text:p>103.742.716<text:s/></text:p>
          </table:table-cell>
          <table:table-cell office:value-type="float" office:value="2075844087.8199999" table:style-name="ce14">
            <text:p>2.075.844.088<text:s/></text:p>
          </table:table-cell>
          <table:table-cell office:value-type="float" office:value="63783077.25" table:style-name="ce14">
            <text:p>63.783.077<text:s/></text:p>
          </table:table-cell>
          <table:table-cell office:value-type="float" office:value="78023668.200000003" table:style-name="ce14">
            <text:p>78.023.668<text:s/></text:p>
          </table:table-cell>
          <table:table-cell office:value-type="float" office:value="25013763.760000002" table:style-name="ce14">
            <text:p>25.013.764<text:s/></text:p>
          </table:table-cell>
          <table:table-cell office:value-type="float" office:value="367714541.13" table:style-name="ce14">
            <text:p>367.714.541<text:s/></text:p>
          </table:table-cell>
          <table:table-cell office:value-type="float" office:value="32379211.149999999" table:style-name="ce14">
            <text:p>32.379.211<text:s/></text:p>
          </table:table-cell>
          <table:table-cell office:value-type="float" office:value="45302504.600000001" table:style-name="ce14">
            <text:p>45.302.505<text:s/></text:p>
          </table:table-cell>
          <table:table-cell office:value-type="float" office:value="53484173.869999997" table:style-name="ce14">
            <text:p>53.484.174<text:s/></text:p>
          </table:table-cell>
          <table:table-cell office:value-type="float" office:value="40064480.880000003" table:style-name="ce14">
            <text:p>40.064.481<text:s/></text:p>
          </table:table-cell>
          <table:table-cell office:value-type="float" office:value="101218394.27" table:style-name="ce14">
            <text:p>101.218.394<text:s/></text:p>
          </table:table-cell>
          <table:table-cell office:value-type="float" office:value="19415612.140000001" table:style-name="ce14">
            <text:p>19.415.612<text:s/></text:p>
          </table:table-cell>
          <table:table-cell office:value-type="float" office:value="260980070.53999999" table:style-name="ce14">
            <text:p>260.980.071<text:s/></text:p>
          </table:table-cell>
          <table:table-cell office:value-type="float" office:value="1096897430.6500001" table:style-name="ce14">
            <text:p>1.096.897.431<text:s/></text:p>
          </table:table-cell>
          <table:table-cell office:value-type="float" office:value="34963530.509999998" table:style-name="ce14">
            <text:p>34.963.531<text:s/></text:p>
          </table:table-cell>
          <table:table-cell office:value-type="float" office:value="15032933.73" table:style-name="ce14">
            <text:p>15.032.934<text:s/></text:p>
          </table:table-cell>
          <table:table-cell office:value-type="float" office:value="4752727.33" table:style-name="ce14">
            <text:p>4.752.727<text:s/></text:p>
          </table:table-cell>
          <table:table-cell office:value-type="float" office:value="312083361.99000001" table:style-name="ce14">
            <text:p>312.083.362<text:s/></text:p>
          </table:table-cell>
          <table:table-cell office:value-type="float" office:value="163731670.44999999" table:style-name="ce14">
            <text:p>163.731.670<text:s/></text:p>
          </table:table-cell>
          <table:table-cell office:value-type="float" office:value="21624406.780000001" table:style-name="ce14">
            <text:p>21.624.407<text:s/></text:p>
          </table:table-cell>
          <table:table-cell office:value-type="float" office:value="2675371414.0700002" table:style-name="ce14">
            <text:p>2.675.371.414<text:s/></text:p>
          </table:table-cell>
          <table:table-cell office:value-type="float" office:value="8011503.7699999996" table:style-name="ce14">
            <text:p>8.011.504<text:s/></text:p>
          </table:table-cell>
          <table:table-cell office:value-type="float" office:value="7805304456.9399986" table:style-name="ce15">
            <text:p>7.805.304.457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IRRF - RENDIMENTOS DO CAPITAL</text:p>
          </table:table-cell>
          <table:table-cell office:value-type="float" office:value="188340.07" table:style-name="ce14">
            <text:p>188.340<text:s/></text:p>
          </table:table-cell>
          <table:table-cell office:value-type="float" office:value="1267689.51" table:style-name="ce14">
            <text:p>1.267.690<text:s/></text:p>
          </table:table-cell>
          <table:table-cell office:value-type="float" office:value="4045892.71" table:style-name="ce14">
            <text:p>4.045.893<text:s/></text:p>
          </table:table-cell>
          <table:table-cell office:value-type="float" office:value="75022.320000000007" table:style-name="ce14">
            <text:p>75.022<text:s/></text:p>
          </table:table-cell>
          <table:table-cell office:value-type="float" office:value="11924161.35" table:style-name="ce14">
            <text:p>11.924.161<text:s/></text:p>
          </table:table-cell>
          <table:table-cell office:value-type="float" office:value="17926765.280000001" table:style-name="ce14">
            <text:p>17.926.765<text:s/></text:p>
          </table:table-cell>
          <table:table-cell office:value-type="float" office:value="462130027.64999998" table:style-name="ce14">
            <text:p>462.130.028<text:s/></text:p>
          </table:table-cell>
          <table:table-cell office:value-type="float" office:value="11922843.08" table:style-name="ce14">
            <text:p>11.922.843<text:s/></text:p>
          </table:table-cell>
          <table:table-cell office:value-type="float" office:value="7639289.1500000004" table:style-name="ce14">
            <text:p>7.639.289<text:s/></text:p>
          </table:table-cell>
          <table:table-cell office:value-type="float" office:value="1546119.97" table:style-name="ce14">
            <text:p>1.546.120<text:s/></text:p>
          </table:table-cell>
          <table:table-cell office:value-type="float" office:value="58280558.140000001" table:style-name="ce14">
            <text:p>58.280.558<text:s/></text:p>
          </table:table-cell>
          <table:table-cell office:value-type="float" office:value="3392938.17" table:style-name="ce14">
            <text:p>3.392.938<text:s/></text:p>
          </table:table-cell>
          <table:table-cell office:value-type="float" office:value="7457867.6399999997" table:style-name="ce14">
            <text:p>7.457.868<text:s/></text:p>
          </table:table-cell>
          <table:table-cell office:value-type="float" office:value="6313436.8600000003" table:style-name="ce14">
            <text:p>6.313.437<text:s/></text:p>
          </table:table-cell>
          <table:table-cell office:value-type="float" office:value="1946386.15" table:style-name="ce14">
            <text:p>1.946.386<text:s/></text:p>
          </table:table-cell>
          <table:table-cell office:value-type="float" office:value="8186924.29" table:style-name="ce14">
            <text:p>8.186.924<text:s/></text:p>
          </table:table-cell>
          <table:table-cell office:value-type="float" office:value="830400.78" table:style-name="ce14">
            <text:p>830.401<text:s/></text:p>
          </table:table-cell>
          <table:table-cell office:value-type="float" office:value="144454300.97" table:style-name="ce14">
            <text:p>144.454.301<text:s/></text:p>
          </table:table-cell>
          <table:table-cell office:value-type="float" office:value="486029490.31999999" table:style-name="ce14">
            <text:p>486.029.490<text:s/></text:p>
          </table:table-cell>
          <table:table-cell office:value-type="float" office:value="1431109.13" table:style-name="ce14">
            <text:p>1.431.109<text:s/></text:p>
          </table:table-cell>
          <table:table-cell office:value-type="float" office:value="1852152.15" table:style-name="ce14">
            <text:p>1.852.152<text:s/></text:p>
          </table:table-cell>
          <table:table-cell office:value-type="float" office:value="170344.49" table:style-name="ce14">
            <text:p>170.344<text:s/></text:p>
          </table:table-cell>
          <table:table-cell office:value-type="float" office:value="73292727.230000004" table:style-name="ce14">
            <text:p>73.292.727<text:s/></text:p>
          </table:table-cell>
          <table:table-cell office:value-type="float" office:value="29935792.91" table:style-name="ce14">
            <text:p>29.935.793<text:s/></text:p>
          </table:table-cell>
          <table:table-cell office:value-type="float" office:value="1729860.91" table:style-name="ce14">
            <text:p>1.729.861<text:s/></text:p>
          </table:table-cell>
          <table:table-cell office:value-type="float" office:value="2013806309.53" table:style-name="ce14">
            <text:p>2.013.806.310<text:s/></text:p>
          </table:table-cell>
          <table:table-cell office:value-type="float" office:value="672969.46" table:style-name="ce14">
            <text:p>672.969<text:s/></text:p>
          </table:table-cell>
          <table:table-cell office:value-type="float" office:value="3358449720.2200003" table:style-name="ce15">
            <text:p>3.358.449.720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IRRF - REMESSAS P/ EXTERIOR</text:p>
          </table:table-cell>
          <table:table-cell office:value-type="float" office:value="49255.44" table:style-name="ce14">
            <text:p>49.255<text:s/></text:p>
          </table:table-cell>
          <table:table-cell office:value-type="float" office:value="56647.45" table:style-name="ce14">
            <text:p>56.647<text:s/></text:p>
          </table:table-cell>
          <table:table-cell office:value-type="float" office:value="10634877.369999999" table:style-name="ce14">
            <text:p>10.634.877<text:s/></text:p>
          </table:table-cell>
          <table:table-cell office:value-type="float" office:value="7768.35" table:style-name="ce14">
            <text:p>7.768<text:s/></text:p>
          </table:table-cell>
          <table:table-cell office:value-type="float" office:value="10453578.789999999" table:style-name="ce14">
            <text:p>10.453.579<text:s/></text:p>
          </table:table-cell>
          <table:table-cell office:value-type="float" office:value="5698851.0300000003" table:style-name="ce14">
            <text:p>5.698.851<text:s/></text:p>
          </table:table-cell>
          <table:table-cell office:value-type="float" office:value="112709215.28999999" table:style-name="ce14">
            <text:p>112.709.215<text:s/></text:p>
          </table:table-cell>
          <table:table-cell office:value-type="float" office:value="9653693.5399999991" table:style-name="ce14">
            <text:p>9.653.694<text:s/></text:p>
          </table:table-cell>
          <table:table-cell office:value-type="float" office:value="4655287.71" table:style-name="ce14">
            <text:p>4.655.288<text:s/></text:p>
          </table:table-cell>
          <table:table-cell office:value-type="float" office:value="1082163.3899999999" table:style-name="ce14">
            <text:p>1.082.163<text:s/></text:p>
          </table:table-cell>
          <table:table-cell office:value-type="float" office:value="41524338.380000003" table:style-name="ce14">
            <text:p>41.524.338<text:s/></text:p>
          </table:table-cell>
          <table:table-cell office:value-type="float" office:value="839381.53" table:style-name="ce14">
            <text:p>839.382<text:s/></text:p>
          </table:table-cell>
          <table:table-cell office:value-type="float" office:value="3119674.95" table:style-name="ce14">
            <text:p>3.119.675<text:s/></text:p>
          </table:table-cell>
          <table:table-cell office:value-type="float" office:value="2598580.0099999998" table:style-name="ce14">
            <text:p>2.598.580<text:s/></text:p>
          </table:table-cell>
          <table:table-cell office:value-type="float" office:value="572530.81999999995" table:style-name="ce14">
            <text:p>572.531<text:s/></text:p>
          </table:table-cell>
          <table:table-cell office:value-type="float" office:value="4740350.93" table:style-name="ce14">
            <text:p>4.740.351<text:s/></text:p>
          </table:table-cell>
          <table:table-cell office:value-type="float" office:value="447944.17" table:style-name="ce14">
            <text:p>447.944<text:s/></text:p>
          </table:table-cell>
          <table:table-cell office:value-type="float" office:value="39470394.109999999" table:style-name="ce14">
            <text:p>39.470.394<text:s/></text:p>
          </table:table-cell>
          <table:table-cell office:value-type="float" office:value="366594632.41000003" table:style-name="ce14">
            <text:p>366.594.632<text:s/></text:p>
          </table:table-cell>
          <table:table-cell office:value-type="float" office:value="652111.29" table:style-name="ce14">
            <text:p>652.111<text:s/></text:p>
          </table:table-cell>
          <table:table-cell office:value-type="float" office:value="83382.86" table:style-name="ce14">
            <text:p>83.383<text:s/></text:p>
          </table:table-cell>
          <table:table-cell office:value-type="float" office:value="677.58" table:style-name="ce14">
            <text:p>678<text:s/></text:p>
          </table:table-cell>
          <table:table-cell office:value-type="float" office:value="14486071.15" table:style-name="ce14">
            <text:p>14.486.071<text:s/></text:p>
          </table:table-cell>
          <table:table-cell office:value-type="float" office:value="8512591.4299999997" table:style-name="ce14">
            <text:p>8.512.591<text:s/></text:p>
          </table:table-cell>
          <table:table-cell office:value-type="float" office:value="411382.11" table:style-name="ce14">
            <text:p>411.382<text:s/></text:p>
          </table:table-cell>
          <table:table-cell office:value-type="float" office:value="1030520566.91" table:style-name="ce14">
            <text:p>1.030.520.567<text:s/></text:p>
          </table:table-cell>
          <table:table-cell office:value-type="float" office:value="26679.78" table:style-name="ce14">
            <text:p>26.680<text:s/></text:p>
          </table:table-cell>
          <table:table-cell office:value-type="float" office:value="1669602628.78" table:style-name="ce15">
            <text:p>1.669.602.629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IRRF - OUTROS RENDIMENTOS</text:p>
          </table:table-cell>
          <table:table-cell office:value-type="float" office:value="201966.99" table:style-name="ce14">
            <text:p>201.967<text:s/></text:p>
          </table:table-cell>
          <table:table-cell office:value-type="float" office:value="1410262.06" table:style-name="ce14">
            <text:p>1.410.262<text:s/></text:p>
          </table:table-cell>
          <table:table-cell office:value-type="float" office:value="3946377.5200000005" table:style-name="ce14">
            <text:p>3.946.378<text:s/></text:p>
          </table:table-cell>
          <table:table-cell office:value-type="float" office:value="188623.4" table:style-name="ce14">
            <text:p>188.623<text:s/></text:p>
          </table:table-cell>
          <table:table-cell office:value-type="float" office:value="10177167.16" table:style-name="ce14">
            <text:p>10.177.167<text:s/></text:p>
          </table:table-cell>
          <table:table-cell office:value-type="float" office:value="9662174.4299999997" table:style-name="ce14">
            <text:p>9.662.174<text:s/></text:p>
          </table:table-cell>
          <table:table-cell office:value-type="float" office:value="145574899.35999998" table:style-name="ce14">
            <text:p>145.574.899<text:s/></text:p>
          </table:table-cell>
          <table:table-cell office:value-type="float" office:value="5988753.1200000001" table:style-name="ce14">
            <text:p>5.988.753<text:s/></text:p>
          </table:table-cell>
          <table:table-cell office:value-type="float" office:value="6470549.8399999999" table:style-name="ce14">
            <text:p>6.470.550<text:s/></text:p>
          </table:table-cell>
          <table:table-cell office:value-type="float" office:value="1906107.44" table:style-name="ce14">
            <text:p>1.906.107<text:s/></text:p>
          </table:table-cell>
          <table:table-cell office:value-type="float" office:value="34140475.079999998" table:style-name="ce14">
            <text:p>34.140.475<text:s/></text:p>
          </table:table-cell>
          <table:table-cell office:value-type="float" office:value="2296672.67" table:style-name="ce14">
            <text:p>2.296.673<text:s/></text:p>
          </table:table-cell>
          <table:table-cell office:value-type="float" office:value="2640504.65" table:style-name="ce14">
            <text:p>2.640.505<text:s/></text:p>
          </table:table-cell>
          <table:table-cell office:value-type="float" office:value="3343574.01" table:style-name="ce14">
            <text:p>3.343.574<text:s/></text:p>
          </table:table-cell>
          <table:table-cell office:value-type="float" office:value="1834565.75" table:style-name="ce14">
            <text:p>1.834.566<text:s/></text:p>
          </table:table-cell>
          <table:table-cell office:value-type="float" office:value="8142333.71" table:style-name="ce14">
            <text:p>8.142.334<text:s/></text:p>
          </table:table-cell>
          <table:table-cell office:value-type="float" office:value="1327357.07" table:style-name="ce14">
            <text:p>1.327.357<text:s/></text:p>
          </table:table-cell>
          <table:table-cell office:value-type="float" office:value="24581006.619999997" table:style-name="ce14">
            <text:p>24.581.007<text:s/></text:p>
          </table:table-cell>
          <table:table-cell office:value-type="float" office:value="83776693.75" table:style-name="ce14">
            <text:p>83.776.694<text:s/></text:p>
          </table:table-cell>
          <table:table-cell office:value-type="float" office:value="1640514.98" table:style-name="ce14">
            <text:p>1.640.515<text:s/></text:p>
          </table:table-cell>
          <table:table-cell office:value-type="float" office:value="534460.78999999992" table:style-name="ce14">
            <text:p>534.461<text:s/></text:p>
          </table:table-cell>
          <table:table-cell office:value-type="float" office:value="120202.18000000001" table:style-name="ce14">
            <text:p>120.202<text:s/></text:p>
          </table:table-cell>
          <table:table-cell office:value-type="float" office:value="27977957.960000001" table:style-name="ce14">
            <text:p>27.977.958<text:s/></text:p>
          </table:table-cell>
          <table:table-cell office:value-type="float" office:value="17260200.690000001" table:style-name="ce14">
            <text:p>17.260.201<text:s/></text:p>
          </table:table-cell>
          <table:table-cell office:value-type="float" office:value="1834728.54" table:style-name="ce14">
            <text:p>1.834.729<text:s/></text:p>
          </table:table-cell>
          <table:table-cell office:value-type="float" office:value="368914422.71000004" table:style-name="ce14">
            <text:p>368.914.423<text:s/></text:p>
          </table:table-cell>
          <table:table-cell office:value-type="float" office:value="722967.68" table:style-name="ce14">
            <text:p>722.968<text:s/></text:p>
          </table:table-cell>
          <table:table-cell office:value-type="float" office:value="766615520.15999997" table:style-name="ce15">
            <text:p>766.615.520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MPOSTO S/ OPERAÇÕES FINANCEIRAS</text:p>
          </table:table-cell>
          <table:table-cell office:value-type="float" office:value="78596.179999999993" table:style-name="ce14">
            <text:p>78.596<text:s/></text:p>
          </table:table-cell>
          <table:table-cell office:value-type="float" office:value="238099.77" table:style-name="ce14">
            <text:p>238.100<text:s/></text:p>
          </table:table-cell>
          <table:table-cell office:value-type="float" office:value="3660340.15" table:style-name="ce14">
            <text:p>3.660.340<text:s/></text:p>
          </table:table-cell>
          <table:table-cell office:value-type="float" office:value="59603.63" table:style-name="ce14">
            <text:p>59.604<text:s/></text:p>
          </table:table-cell>
          <table:table-cell office:value-type="float" office:value="7339945.1500000004" table:style-name="ce14">
            <text:p>7.339.945<text:s/></text:p>
          </table:table-cell>
          <table:table-cell office:value-type="float" office:value="5839863.9199999999" table:style-name="ce14">
            <text:p>5.839.864<text:s/></text:p>
          </table:table-cell>
          <table:table-cell office:value-type="float" office:value="574936945.54999995" table:style-name="ce14">
            <text:p>574.936.946<text:s/></text:p>
          </table:table-cell>
          <table:table-cell office:value-type="float" office:value="9661926.0999999996" table:style-name="ce14">
            <text:p>9.661.926<text:s/></text:p>
          </table:table-cell>
          <table:table-cell office:value-type="float" office:value="3563891.69" table:style-name="ce14">
            <text:p>3.563.892<text:s/></text:p>
          </table:table-cell>
          <table:table-cell office:value-type="float" office:value="263704.08" table:style-name="ce14">
            <text:p>263.704<text:s/></text:p>
          </table:table-cell>
          <table:table-cell office:value-type="float" office:value="53397019.960000001" table:style-name="ce14">
            <text:p>53.397.020<text:s/></text:p>
          </table:table-cell>
          <table:table-cell office:value-type="float" office:value="1382275.22" table:style-name="ce14">
            <text:p>1.382.275<text:s/></text:p>
          </table:table-cell>
          <table:table-cell office:value-type="float" office:value="5142265.5999999996" table:style-name="ce14">
            <text:p>5.142.266<text:s/></text:p>
          </table:table-cell>
          <table:table-cell office:value-type="float" office:value="11705225.029999999" table:style-name="ce14">
            <text:p>11.705.225<text:s/></text:p>
          </table:table-cell>
          <table:table-cell office:value-type="float" office:value="553927.24" table:style-name="ce14">
            <text:p>553.927<text:s/></text:p>
          </table:table-cell>
          <table:table-cell office:value-type="float" office:value="10083547.09" table:style-name="ce14">
            <text:p>10.083.547<text:s/></text:p>
          </table:table-cell>
          <table:table-cell office:value-type="float" office:value="124365.71" table:style-name="ce14">
            <text:p>124.366<text:s/></text:p>
          </table:table-cell>
          <table:table-cell office:value-type="float" office:value="113137263.84" table:style-name="ce14">
            <text:p>113.137.264<text:s/></text:p>
          </table:table-cell>
          <table:table-cell office:value-type="float" office:value="141138025.81999999" table:style-name="ce14">
            <text:p>141.138.026<text:s/></text:p>
          </table:table-cell>
          <table:table-cell office:value-type="float" office:value="686349.09" table:style-name="ce14">
            <text:p>686.349<text:s/></text:p>
          </table:table-cell>
          <table:table-cell office:value-type="float" office:value="1853588.83" table:style-name="ce14">
            <text:p>1.853.589<text:s/></text:p>
          </table:table-cell>
          <table:table-cell office:value-type="float" office:value="17316.3" table:style-name="ce14">
            <text:p>17.316<text:s/></text:p>
          </table:table-cell>
          <table:table-cell office:value-type="float" office:value="54755051.539999999" table:style-name="ce14">
            <text:p>54.755.052<text:s/></text:p>
          </table:table-cell>
          <table:table-cell office:value-type="float" office:value="10931101.5" table:style-name="ce14">
            <text:p>10.931.102<text:s/></text:p>
          </table:table-cell>
          <table:table-cell office:value-type="float" office:value="3593227.51" table:style-name="ce14">
            <text:p>3.593.228<text:s/></text:p>
          </table:table-cell>
          <table:table-cell office:value-type="float" office:value="1764751227.26" table:style-name="ce14">
            <text:p>1.764.751.227<text:s/></text:p>
          </table:table-cell>
          <table:table-cell office:value-type="float" office:value="2162829.65" table:style-name="ce14">
            <text:p>2.162.830<text:s/></text:p>
          </table:table-cell>
          <table:table-cell office:value-type="float" office:value="2781057523.4100003" table:style-name="ce15">
            <text:p>2.781.057.523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MPOSTO TERRITORIAL RURAL</text:p>
          </table:table-cell>
          <table:table-cell office:value-type="float" office:value="29551.93" table:style-name="ce14">
            <text:p>29.552<text:s/></text:p>
          </table:table-cell>
          <table:table-cell office:value-type="float" office:value="59062.19" table:style-name="ce14">
            <text:p>59.062<text:s/></text:p>
          </table:table-cell>
          <table:table-cell office:value-type="float" office:value="2735915.8" table:style-name="ce14">
            <text:p>2.735.916<text:s/></text:p>
          </table:table-cell>
          <table:table-cell office:value-type="float" office:value="18652.3" table:style-name="ce14">
            <text:p>18.652<text:s/></text:p>
          </table:table-cell>
          <table:table-cell office:value-type="float" office:value="503344.12" table:style-name="ce14">
            <text:p>503.344<text:s/></text:p>
          </table:table-cell>
          <table:table-cell office:value-type="float" office:value="87348.5" table:style-name="ce14">
            <text:p>87.349<text:s/></text:p>
          </table:table-cell>
          <table:table-cell office:value-type="float" office:value="106649.65" table:style-name="ce14">
            <text:p>106.650<text:s/></text:p>
          </table:table-cell>
          <table:table-cell office:value-type="float" office:value="66682.8" table:style-name="ce14">
            <text:p>66.683<text:s/></text:p>
          </table:table-cell>
          <table:table-cell office:value-type="float" office:value="1134091.93" table:style-name="ce14">
            <text:p>1.134.092<text:s/></text:p>
          </table:table-cell>
          <table:table-cell office:value-type="float" office:value="107312.65" table:style-name="ce14">
            <text:p>107.313<text:s/></text:p>
          </table:table-cell>
          <table:table-cell office:value-type="float" office:value="2238299.87" table:style-name="ce14">
            <text:p>2.238.300<text:s/></text:p>
          </table:table-cell>
          <table:table-cell office:value-type="float" office:value="2584951.86" table:style-name="ce14">
            <text:p>2.584.952<text:s/></text:p>
          </table:table-cell>
          <table:table-cell office:value-type="float" office:value="3081687.29" table:style-name="ce14">
            <text:p>3.081.687<text:s/></text:p>
          </table:table-cell>
          <table:table-cell office:value-type="float" office:value="963118.6" table:style-name="ce14">
            <text:p>963.119<text:s/></text:p>
          </table:table-cell>
          <table:table-cell office:value-type="float" office:value="58323.99" table:style-name="ce14">
            <text:p>58.324<text:s/></text:p>
          </table:table-cell>
          <table:table-cell office:value-type="float" office:value="124549.73" table:style-name="ce14">
            <text:p>124.550<text:s/></text:p>
          </table:table-cell>
          <table:table-cell office:value-type="float" office:value="422105.63" table:style-name="ce14">
            <text:p>422.106<text:s/></text:p>
          </table:table-cell>
          <table:table-cell office:value-type="float" office:value="1074357.3700000001" table:style-name="ce14">
            <text:p>1.074.357<text:s/></text:p>
          </table:table-cell>
          <table:table-cell office:value-type="float" office:value="338440.95" table:style-name="ce14">
            <text:p>338.441<text:s/></text:p>
          </table:table-cell>
          <table:table-cell office:value-type="float" office:value="57962.83" table:style-name="ce14">
            <text:p>57.963<text:s/></text:p>
          </table:table-cell>
          <table:table-cell office:value-type="float" office:value="133953.32999999999" table:style-name="ce14">
            <text:p>133.953<text:s/></text:p>
          </table:table-cell>
          <table:table-cell office:value-type="float" office:value="263214.09999999998" table:style-name="ce14">
            <text:p>263.214<text:s/></text:p>
          </table:table-cell>
          <table:table-cell office:value-type="float" office:value="1582848.08" table:style-name="ce14">
            <text:p>1.582.848<text:s/></text:p>
          </table:table-cell>
          <table:table-cell office:value-type="float" office:value="267411.36" table:style-name="ce14">
            <text:p>267.411<text:s/></text:p>
          </table:table-cell>
          <table:table-cell office:value-type="float" office:value="48875.69" table:style-name="ce14">
            <text:p>48.876<text:s/></text:p>
          </table:table-cell>
          <table:table-cell office:value-type="float" office:value="2189340.62" table:style-name="ce14">
            <text:p>2.189.341<text:s/></text:p>
          </table:table-cell>
          <table:table-cell office:value-type="float" office:value="176792.79" table:style-name="ce14">
            <text:p>176.793<text:s/></text:p>
          </table:table-cell>
          <table:table-cell office:value-type="float" office:value="20454845.960000001" table:style-name="ce15">
            <text:p>20.454.846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OFINS</text:p>
          </table:table-cell>
          <table:table-cell office:value-type="float" office:value="7246694.04" table:style-name="ce14">
            <text:p>7.246.694<text:s/></text:p>
          </table:table-cell>
          <table:table-cell office:value-type="float" office:value="36617301.219999999" table:style-name="ce14">
            <text:p>36.617.301<text:s/></text:p>
          </table:table-cell>
          <table:table-cell office:value-type="float" office:value="275327469.32999998" table:style-name="ce14">
            <text:p>275.327.469<text:s/></text:p>
          </table:table-cell>
          <table:table-cell office:value-type="float" office:value="4498738.59" table:style-name="ce14">
            <text:p>4.498.739<text:s/></text:p>
          </table:table-cell>
          <table:table-cell office:value-type="float" office:value="420025382.31999999" table:style-name="ce14">
            <text:p>420.025.382<text:s/></text:p>
          </table:table-cell>
          <table:table-cell office:value-type="float" office:value="256960949.97999999" table:style-name="ce14">
            <text:p>256.960.950<text:s/></text:p>
          </table:table-cell>
          <table:table-cell office:value-type="float" office:value="846254813.4799999" table:style-name="ce14">
            <text:p>846.254.813<text:s/></text:p>
          </table:table-cell>
          <table:table-cell office:value-type="float" office:value="264531972.88" table:style-name="ce14">
            <text:p>264.531.973<text:s/></text:p>
          </table:table-cell>
          <table:table-cell office:value-type="float" office:value="212491056.94999999" table:style-name="ce14">
            <text:p>212.491.057<text:s/></text:p>
          </table:table-cell>
          <table:table-cell office:value-type="float" office:value="177134178.34" table:style-name="ce14">
            <text:p>177.134.178<text:s/></text:p>
          </table:table-cell>
          <table:table-cell office:value-type="float" office:value="785315478.70000005" table:style-name="ce14">
            <text:p>785.315.479<text:s/></text:p>
          </table:table-cell>
          <table:table-cell office:value-type="float" office:value="72166636.799999997" table:style-name="ce14">
            <text:p>72.166.637<text:s/></text:p>
          </table:table-cell>
          <table:table-cell office:value-type="float" office:value="98932353.400000006" table:style-name="ce14">
            <text:p>98.932.353<text:s/></text:p>
          </table:table-cell>
          <table:table-cell office:value-type="float" office:value="109831505.45999999" table:style-name="ce14">
            <text:p>109.831.505<text:s/></text:p>
          </table:table-cell>
          <table:table-cell office:value-type="float" office:value="54702843.670000002" table:style-name="ce14">
            <text:p>54.702.844<text:s/></text:p>
          </table:table-cell>
          <table:table-cell office:value-type="float" office:value="373286119.25999999" table:style-name="ce14">
            <text:p>373.286.119<text:s/></text:p>
          </table:table-cell>
          <table:table-cell office:value-type="float" office:value="35753527.5" table:style-name="ce14">
            <text:p>35.753.528<text:s/></text:p>
          </table:table-cell>
          <table:table-cell office:value-type="float" office:value="877767572.73000002" table:style-name="ce14">
            <text:p>877.767.573<text:s/></text:p>
          </table:table-cell>
          <table:table-cell office:value-type="float" office:value="2973168655.6399999" table:style-name="ce14">
            <text:p>2.973.168.656<text:s/></text:p>
          </table:table-cell>
          <table:table-cell office:value-type="float" office:value="61403202.840000004" table:style-name="ce14">
            <text:p>61.403.203<text:s/></text:p>
          </table:table-cell>
          <table:table-cell office:value-type="float" office:value="36595292.549999997" table:style-name="ce14">
            <text:p>36.595.293<text:s/></text:p>
          </table:table-cell>
          <table:table-cell office:value-type="float" office:value="6483980.5899999999" table:style-name="ce14">
            <text:p>6.483.981<text:s/></text:p>
          </table:table-cell>
          <table:table-cell office:value-type="float" office:value="833808668.09000003" table:style-name="ce14">
            <text:p>833.808.668<text:s/></text:p>
          </table:table-cell>
          <table:table-cell office:value-type="float" office:value="739539008.40999997" table:style-name="ce14">
            <text:p>739.539.008<text:s/></text:p>
          </table:table-cell>
          <table:table-cell office:value-type="float" office:value="44939473.740000002" table:style-name="ce14">
            <text:p>44.939.474<text:s/></text:p>
          </table:table-cell>
          <table:table-cell office:value-type="float" office:value="7175813307.5900002" table:style-name="ce14">
            <text:p>7.175.813.308<text:s/></text:p>
          </table:table-cell>
          <table:table-cell office:value-type="float" office:value="23188313.82" table:style-name="ce14">
            <text:p>23.188.314<text:s/></text:p>
          </table:table-cell>
          <table:table-cell office:value-type="float" office:value="16803784497.919998" table:style-name="ce15">
            <text:p>16.803.784.498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3"/>FINANCEIRAS</text:p>
          </table:table-cell>
          <table:table-cell office:value-type="float" office:value="795.98" table:style-name="ce14">
            <text:p>796<text:s/></text:p>
          </table:table-cell>
          <table:table-cell office:value-type="float" office:value="62837.64" table:style-name="ce14">
            <text:p>62.838<text:s/></text:p>
          </table:table-cell>
          <table:table-cell office:value-type="float" office:value="123691.54" table:style-name="ce14">
            <text:p>123.692<text:s/></text:p>
          </table:table-cell>
          <table:table-cell office:value-type="float" office:value="28540.04" table:style-name="ce14">
            <text:p>28.540<text:s/></text:p>
          </table:table-cell>
          <table:table-cell office:value-type="float" office:value="1725794.9" table:style-name="ce14">
            <text:p>1.725.795<text:s/></text:p>
          </table:table-cell>
          <table:table-cell office:value-type="float" office:value="17322076.02" table:style-name="ce14">
            <text:p>17.322.076<text:s/></text:p>
          </table:table-cell>
          <table:table-cell office:value-type="float" office:value="463138866.94" table:style-name="ce14">
            <text:p>463.138.867<text:s/></text:p>
          </table:table-cell>
          <table:table-cell office:value-type="float" office:value="6109056.4299999997" table:style-name="ce14">
            <text:p>6.109.056<text:s/></text:p>
          </table:table-cell>
          <table:table-cell office:value-type="float" office:value="338104" table:style-name="ce14">
            <text:p>338.104<text:s/></text:p>
          </table:table-cell>
          <table:table-cell office:value-type="float" office:value="24450.26" table:style-name="ce14">
            <text:p>24.450<text:s/></text:p>
          </table:table-cell>
          <table:table-cell office:value-type="float" office:value="21126783.239999998" table:style-name="ce14">
            <text:p>21.126.783<text:s/></text:p>
          </table:table-cell>
          <table:table-cell office:value-type="float" office:value="12968.43" table:style-name="ce14">
            <text:p>12.968<text:s/></text:p>
          </table:table-cell>
          <table:table-cell office:value-type="float" office:value="121214.5" table:style-name="ce14">
            <text:p>121.215<text:s/></text:p>
          </table:table-cell>
          <table:table-cell office:value-type="float" office:value="9888574.1300000008" table:style-name="ce14">
            <text:p>9.888.574<text:s/></text:p>
          </table:table-cell>
          <table:table-cell office:value-type="float" office:value="31725.01" table:style-name="ce14">
            <text:p>31.725<text:s/></text:p>
          </table:table-cell>
          <table:table-cell office:value-type="float" office:value="8214980.4400000004" table:style-name="ce14">
            <text:p>8.214.980<text:s/></text:p>
          </table:table-cell>
          <table:table-cell office:value-type="float" office:value="45129.34" table:style-name="ce14">
            <text:p>45.129<text:s/></text:p>
          </table:table-cell>
          <table:table-cell office:value-type="float" office:value="49169502.649999999" table:style-name="ce14">
            <text:p>49.169.503<text:s/></text:p>
          </table:table-cell>
          <table:table-cell office:value-type="float" office:value="130214824.16" table:style-name="ce14">
            <text:p>130.214.824<text:s/></text:p>
          </table:table-cell>
          <table:table-cell office:value-type="float" office:value="161711.01" table:style-name="ce14">
            <text:p>161.711<text:s/></text:p>
          </table:table-cell>
          <table:table-cell office:value-type="float" office:value="27271.55" table:style-name="ce14">
            <text:p>27.272<text:s/></text:p>
          </table:table-cell>
          <table:table-cell office:value-type="float" office:value="5340.66" table:style-name="ce14">
            <text:p>5.341<text:s/></text:p>
          </table:table-cell>
          <table:table-cell office:value-type="float" office:value="30665327.989999998" table:style-name="ce14">
            <text:p>30.665.328<text:s/></text:p>
          </table:table-cell>
          <table:table-cell office:value-type="float" office:value="1185774.77" table:style-name="ce14">
            <text:p>1.185.775<text:s/></text:p>
          </table:table-cell>
          <table:table-cell office:value-type="float" office:value="1582636.04" table:style-name="ce14">
            <text:p>1.582.636<text:s/></text:p>
          </table:table-cell>
          <table:table-cell office:value-type="float" office:value="1095694965.51" table:style-name="ce14">
            <text:p>1.095.694.966<text:s/></text:p>
          </table:table-cell>
          <table:table-cell office:value-type="float" office:value="4177.5" table:style-name="ce14">
            <text:p>4.178<text:s/></text:p>
          </table:table-cell>
          <table:table-cell office:value-type="float" office:value="1837027120.6799998" table:style-name="ce15">
            <text:p>1.837.027.121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3"/>DEMAIS</text:p>
          </table:table-cell>
          <table:table-cell office:value-type="float" office:value="7245898.0599999996" table:style-name="ce14">
            <text:p>7.245.898<text:s/></text:p>
          </table:table-cell>
          <table:table-cell office:value-type="float" office:value="36554463.580000006" table:style-name="ce14">
            <text:p>36.554.464<text:s/></text:p>
          </table:table-cell>
          <table:table-cell office:value-type="float" office:value="275203777.79000002" table:style-name="ce14">
            <text:p>275.203.778<text:s/></text:p>
          </table:table-cell>
          <table:table-cell office:value-type="float" office:value="4470198.5500000007" table:style-name="ce14">
            <text:p>4.470.199<text:s/></text:p>
          </table:table-cell>
          <table:table-cell office:value-type="float" office:value="418299587.42000002" table:style-name="ce14">
            <text:p>418.299.587<text:s/></text:p>
          </table:table-cell>
          <table:table-cell office:value-type="float" office:value="239638873.95999998" table:style-name="ce14">
            <text:p>239.638.874<text:s/></text:p>
          </table:table-cell>
          <table:table-cell office:value-type="float" office:value="383115946.53999996" table:style-name="ce14">
            <text:p>383.115.947<text:s/></text:p>
          </table:table-cell>
          <table:table-cell office:value-type="float" office:value="258422916.44999999" table:style-name="ce14">
            <text:p>258.422.916<text:s/></text:p>
          </table:table-cell>
          <table:table-cell office:value-type="float" office:value="212152952.95000002" table:style-name="ce14">
            <text:p>212.152.953<text:s/></text:p>
          </table:table-cell>
          <table:table-cell office:value-type="float" office:value="177109728.08000001" table:style-name="ce14">
            <text:p>177.109.728<text:s/></text:p>
          </table:table-cell>
          <table:table-cell office:value-type="float" office:value="764188695.46000004" table:style-name="ce14">
            <text:p>764.188.695<text:s/></text:p>
          </table:table-cell>
          <table:table-cell office:value-type="float" office:value="72153668.36999999" table:style-name="ce14">
            <text:p>72.153.668<text:s/></text:p>
          </table:table-cell>
          <table:table-cell office:value-type="float" office:value="98811138.899999991" table:style-name="ce14">
            <text:p>98.811.139<text:s/></text:p>
          </table:table-cell>
          <table:table-cell office:value-type="float" office:value="99942931.329999998" table:style-name="ce14">
            <text:p>99.942.931<text:s/></text:p>
          </table:table-cell>
          <table:table-cell office:value-type="float" office:value="54671118.659999996" table:style-name="ce14">
            <text:p>54.671.119<text:s/></text:p>
          </table:table-cell>
          <table:table-cell office:value-type="float" office:value="365071138.81999999" table:style-name="ce14">
            <text:p>365.071.139<text:s/></text:p>
          </table:table-cell>
          <table:table-cell office:value-type="float" office:value="35708398.159999996" table:style-name="ce14">
            <text:p>35.708.398<text:s/></text:p>
          </table:table-cell>
          <table:table-cell office:value-type="float" office:value="828598070.07999992" table:style-name="ce14">
            <text:p>828.598.070<text:s/></text:p>
          </table:table-cell>
          <table:table-cell office:value-type="float" office:value="2842953831.48" table:style-name="ce14">
            <text:p>2.842.953.831<text:s/></text:p>
          </table:table-cell>
          <table:table-cell office:value-type="float" office:value="61241491.830000006" table:style-name="ce14">
            <text:p>61.241.492<text:s/></text:p>
          </table:table-cell>
          <table:table-cell office:value-type="float" office:value="36568021.000000007" table:style-name="ce14">
            <text:p>36.568.021<text:s/></text:p>
          </table:table-cell>
          <table:table-cell office:value-type="float" office:value="6478639.9299999997" table:style-name="ce14">
            <text:p>6.478.640<text:s/></text:p>
          </table:table-cell>
          <table:table-cell office:value-type="float" office:value="803143340.10000002" table:style-name="ce14">
            <text:p>803.143.340<text:s/></text:p>
          </table:table-cell>
          <table:table-cell office:value-type="float" office:value="738353233.63999999" table:style-name="ce14">
            <text:p>738.353.234<text:s/></text:p>
          </table:table-cell>
          <table:table-cell office:value-type="float" office:value="43356837.699999996" table:style-name="ce14">
            <text:p>43.356.838<text:s/></text:p>
          </table:table-cell>
          <table:table-cell office:value-type="float" office:value="6080118342.0799999" table:style-name="ce14">
            <text:p>6.080.118.342<text:s/></text:p>
          </table:table-cell>
          <table:table-cell office:value-type="float" office:value="23184136.32" table:style-name="ce14">
            <text:p>23.184.136<text:s/></text:p>
          </table:table-cell>
          <table:table-cell office:value-type="float" office:value="14966757377.24" table:style-name="ce15">
            <text:p>14.966.757.377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ONTRIBUIÇÃO PARA O PIS/PASEP</text:p>
          </table:table-cell>
          <table:table-cell office:value-type="float" office:value="2782266.48" table:style-name="ce14">
            <text:p>2.782.266<text:s/></text:p>
          </table:table-cell>
          <table:table-cell office:value-type="float" office:value="14692684.08" table:style-name="ce14">
            <text:p>14.692.684<text:s/></text:p>
          </table:table-cell>
          <table:table-cell office:value-type="float" office:value="71135596.459999993" table:style-name="ce14">
            <text:p>71.135.596<text:s/></text:p>
          </table:table-cell>
          <table:table-cell office:value-type="float" office:value="2316247.25" table:style-name="ce14">
            <text:p>2.316.247<text:s/></text:p>
          </table:table-cell>
          <table:table-cell office:value-type="float" office:value="120187863.13" table:style-name="ce14">
            <text:p>120.187.863<text:s/></text:p>
          </table:table-cell>
          <table:table-cell office:value-type="float" office:value="71953684.129999995" table:style-name="ce14">
            <text:p>71.953.684<text:s/></text:p>
          </table:table-cell>
          <table:table-cell office:value-type="float" office:value="329889396.65999997" table:style-name="ce14">
            <text:p>329.889.397<text:s/></text:p>
          </table:table-cell>
          <table:table-cell office:value-type="float" office:value="76805602.019999996" table:style-name="ce14">
            <text:p>76.805.602<text:s/></text:p>
          </table:table-cell>
          <table:table-cell office:value-type="float" office:value="67188532.469999999" table:style-name="ce14">
            <text:p>67.188.532<text:s/></text:p>
          </table:table-cell>
          <table:table-cell office:value-type="float" office:value="48259561.82" table:style-name="ce14">
            <text:p>48.259.562<text:s/></text:p>
          </table:table-cell>
          <table:table-cell office:value-type="float" office:value="229070593.84" table:style-name="ce14">
            <text:p>229.070.594<text:s/></text:p>
          </table:table-cell>
          <table:table-cell office:value-type="float" office:value="26645404.969999999" table:style-name="ce14">
            <text:p>26.645.405<text:s/></text:p>
          </table:table-cell>
          <table:table-cell office:value-type="float" office:value="39386738.200000003" table:style-name="ce14">
            <text:p>39.386.738<text:s/></text:p>
          </table:table-cell>
          <table:table-cell office:value-type="float" office:value="42436810.920000002" table:style-name="ce14">
            <text:p>42.436.811<text:s/></text:p>
          </table:table-cell>
          <table:table-cell office:value-type="float" office:value="20365412.640000001" table:style-name="ce14">
            <text:p>20.365.413<text:s/></text:p>
          </table:table-cell>
          <table:table-cell office:value-type="float" office:value="104766609.22" table:style-name="ce14">
            <text:p>104.766.609<text:s/></text:p>
          </table:table-cell>
          <table:table-cell office:value-type="float" office:value="16306133.17" table:style-name="ce14">
            <text:p>16.306.133<text:s/></text:p>
          </table:table-cell>
          <table:table-cell office:value-type="float" office:value="233020658.94" table:style-name="ce14">
            <text:p>233.020.659<text:s/></text:p>
          </table:table-cell>
          <table:table-cell office:value-type="float" office:value="695122584" table:style-name="ce14">
            <text:p>695.122.584<text:s/></text:p>
          </table:table-cell>
          <table:table-cell office:value-type="float" office:value="25028418.649999999" table:style-name="ce14">
            <text:p>25.028.419<text:s/></text:p>
          </table:table-cell>
          <table:table-cell office:value-type="float" office:value="14900664.35" table:style-name="ce14">
            <text:p>14.900.664<text:s/></text:p>
          </table:table-cell>
          <table:table-cell office:value-type="float" office:value="3358807.45" table:style-name="ce14">
            <text:p>3.358.807<text:s/></text:p>
          </table:table-cell>
          <table:table-cell office:value-type="float" office:value="259544685.81" table:style-name="ce14">
            <text:p>259.544.686<text:s/></text:p>
          </table:table-cell>
          <table:table-cell office:value-type="float" office:value="187810460.65000001" table:style-name="ce14">
            <text:p>187.810.461<text:s/></text:p>
          </table:table-cell>
          <table:table-cell office:value-type="float" office:value="15004897.859999999" table:style-name="ce14">
            <text:p>15.004.898<text:s/></text:p>
          </table:table-cell>
          <table:table-cell office:value-type="float" office:value="1671579624.3499999" table:style-name="ce14">
            <text:p>1.671.579.624<text:s/></text:p>
          </table:table-cell>
          <table:table-cell office:value-type="float" office:value="12257214.91" table:style-name="ce14">
            <text:p>12.257.215<text:s/></text:p>
          </table:table-cell>
          <table:table-cell office:value-type="float" office:value="4401817154.4300003" table:style-name="ce15">
            <text:p>4.401.817.154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3"/>FINANCEIRAS</text:p>
          </table:table-cell>
          <table:table-cell office:value-type="float" office:value="129.34" table:style-name="ce14">
            <text:p>129<text:s/></text:p>
          </table:table-cell>
          <table:table-cell office:value-type="float" office:value="9577.1" table:style-name="ce14">
            <text:p>9.577<text:s/></text:p>
          </table:table-cell>
          <table:table-cell office:value-type="float" office:value="20065.75" table:style-name="ce14">
            <text:p>20.066<text:s/></text:p>
          </table:table-cell>
          <table:table-cell office:value-type="float" office:value="4609.2" table:style-name="ce14">
            <text:p>4.609<text:s/></text:p>
          </table:table-cell>
          <table:table-cell office:value-type="float" office:value="301637.07" table:style-name="ce14">
            <text:p>301.637<text:s/></text:p>
          </table:table-cell>
          <table:table-cell office:value-type="float" office:value="2960543.45" table:style-name="ce14">
            <text:p>2.960.543<text:s/></text:p>
          </table:table-cell>
          <table:table-cell office:value-type="float" office:value="77734829.769999996" table:style-name="ce14">
            <text:p>77.734.830<text:s/></text:p>
          </table:table-cell>
          <table:table-cell office:value-type="float" office:value="1034538.9" table:style-name="ce14">
            <text:p>1.034.539<text:s/></text:p>
          </table:table-cell>
          <table:table-cell office:value-type="float" office:value="54969.71" table:style-name="ce14">
            <text:p>54.970<text:s/></text:p>
          </table:table-cell>
          <table:table-cell office:value-type="float" office:value="3789.88" table:style-name="ce14">
            <text:p>3.790<text:s/></text:p>
          </table:table-cell>
          <table:table-cell office:value-type="float" office:value="3372833.07" table:style-name="ce14">
            <text:p>3.372.833<text:s/></text:p>
          </table:table-cell>
          <table:table-cell office:value-type="float" office:value="2057" table:style-name="ce14">
            <text:p>2.057<text:s/></text:p>
          </table:table-cell>
          <table:table-cell office:value-type="float" office:value="20789.64" table:style-name="ce14">
            <text:p>20.790<text:s/></text:p>
          </table:table-cell>
          <table:table-cell office:value-type="float" office:value="1613180.21" table:style-name="ce14">
            <text:p>1.613.180<text:s/></text:p>
          </table:table-cell>
          <table:table-cell office:value-type="float" office:value="5610.39" table:style-name="ce14">
            <text:p>5.610<text:s/></text:p>
          </table:table-cell>
          <table:table-cell office:value-type="float" office:value="1333427.1599999999" table:style-name="ce14">
            <text:p>1.333.427<text:s/></text:p>
          </table:table-cell>
          <table:table-cell office:value-type="float" office:value="7797.1" table:style-name="ce14">
            <text:p>7.797<text:s/></text:p>
          </table:table-cell>
          <table:table-cell office:value-type="float" office:value="8056994.6600000001" table:style-name="ce14">
            <text:p>8.056.995<text:s/></text:p>
          </table:table-cell>
          <table:table-cell office:value-type="float" office:value="21099623.59" table:style-name="ce14">
            <text:p>21.099.624<text:s/></text:p>
          </table:table-cell>
          <table:table-cell office:value-type="float" office:value="26222.89" table:style-name="ce14">
            <text:p>26.223<text:s/></text:p>
          </table:table-cell>
          <table:table-cell office:value-type="float" office:value="4260.3500000000004" table:style-name="ce14">
            <text:p>4.260<text:s/></text:p>
          </table:table-cell>
          <table:table-cell office:value-type="float" office:value="818.4" table:style-name="ce14">
            <text:p>818<text:s/></text:p>
          </table:table-cell>
          <table:table-cell office:value-type="float" office:value="5165036.8600000003" table:style-name="ce14">
            <text:p>5.165.037<text:s/></text:p>
          </table:table-cell>
          <table:table-cell office:value-type="float" office:value="197497.83" table:style-name="ce14">
            <text:p>197.498<text:s/></text:p>
          </table:table-cell>
          <table:table-cell office:value-type="float" office:value="65697.679999999993" table:style-name="ce14">
            <text:p>65.698<text:s/></text:p>
          </table:table-cell>
          <table:table-cell office:value-type="float" office:value="178699332.25" table:style-name="ce14">
            <text:p>178.699.332<text:s/></text:p>
          </table:table-cell>
          <table:table-cell office:value-type="float" office:value="678.84" table:style-name="ce14">
            <text:p>679<text:s/></text:p>
          </table:table-cell>
          <table:table-cell office:value-type="float" office:value="301796548.08999997" table:style-name="ce15">
            <text:p>301.796.548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3"/>DEMAIS</text:p>
          </table:table-cell>
          <table:table-cell office:value-type="float" office:value="2782137.14" table:style-name="ce14">
            <text:p>2.782.137<text:s/></text:p>
          </table:table-cell>
          <table:table-cell office:value-type="float" office:value="14683106.980000002" table:style-name="ce14">
            <text:p>14.683.107<text:s/></text:p>
          </table:table-cell>
          <table:table-cell office:value-type="float" office:value="71115530.709999993" table:style-name="ce14">
            <text:p>71.115.531<text:s/></text:p>
          </table:table-cell>
          <table:table-cell office:value-type="float" office:value="2311638.0499999998" table:style-name="ce14">
            <text:p>2.311.638<text:s/></text:p>
          </table:table-cell>
          <table:table-cell office:value-type="float" office:value="119886226.06" table:style-name="ce14">
            <text:p>119.886.226<text:s/></text:p>
          </table:table-cell>
          <table:table-cell office:value-type="float" office:value="68993140.680000007" table:style-name="ce14">
            <text:p>68.993.141<text:s/></text:p>
          </table:table-cell>
          <table:table-cell office:value-type="float" office:value="252154566.88999999" table:style-name="ce14">
            <text:p>252.154.567<text:s/></text:p>
          </table:table-cell>
          <table:table-cell office:value-type="float" office:value="75771063.11999999" table:style-name="ce14">
            <text:p>75.771.063<text:s/></text:p>
          </table:table-cell>
          <table:table-cell office:value-type="float" office:value="67133562.75999999" table:style-name="ce14">
            <text:p>67.133.563<text:s/></text:p>
          </table:table-cell>
          <table:table-cell office:value-type="float" office:value="48255771.93999999" table:style-name="ce14">
            <text:p>48.255.772<text:s/></text:p>
          </table:table-cell>
          <table:table-cell office:value-type="float" office:value="225697760.77000001" table:style-name="ce14">
            <text:p>225.697.761<text:s/></text:p>
          </table:table-cell>
          <table:table-cell office:value-type="float" office:value="26643347.969999995" table:style-name="ce14">
            <text:p>26.643.348<text:s/></text:p>
          </table:table-cell>
          <table:table-cell office:value-type="float" office:value="39365948.560000002" table:style-name="ce14">
            <text:p>39.365.949<text:s/></text:p>
          </table:table-cell>
          <table:table-cell office:value-type="float" office:value="40823630.710000001" table:style-name="ce14">
            <text:p>40.823.631<text:s/></text:p>
          </table:table-cell>
          <table:table-cell office:value-type="float" office:value="20359802.249999996" table:style-name="ce14">
            <text:p>20.359.802<text:s/></text:p>
          </table:table-cell>
          <table:table-cell office:value-type="float" office:value="103433182.05999999" table:style-name="ce14">
            <text:p>103.433.182<text:s/></text:p>
          </table:table-cell>
          <table:table-cell office:value-type="float" office:value="16298336.07" table:style-name="ce14">
            <text:p>16.298.336<text:s/></text:p>
          </table:table-cell>
          <table:table-cell office:value-type="float" office:value="224963664.28" table:style-name="ce14">
            <text:p>224.963.664<text:s/></text:p>
          </table:table-cell>
          <table:table-cell office:value-type="float" office:value="674022960.40999997" table:style-name="ce14">
            <text:p>674.022.960<text:s/></text:p>
          </table:table-cell>
          <table:table-cell office:value-type="float" office:value="25002195.759999998" table:style-name="ce14">
            <text:p>25.002.196<text:s/></text:p>
          </table:table-cell>
          <table:table-cell office:value-type="float" office:value="14896404.000000002" table:style-name="ce14">
            <text:p>14.896.404<text:s/></text:p>
          </table:table-cell>
          <table:table-cell office:value-type="float" office:value="3357989.05" table:style-name="ce14">
            <text:p>3.357.989<text:s/></text:p>
          </table:table-cell>
          <table:table-cell office:value-type="float" office:value="254379648.95000002" table:style-name="ce14">
            <text:p>254.379.649<text:s/></text:p>
          </table:table-cell>
          <table:table-cell office:value-type="float" office:value="187612962.81999999" table:style-name="ce14">
            <text:p>187.612.963<text:s/></text:p>
          </table:table-cell>
          <table:table-cell office:value-type="float" office:value="14939200.18" table:style-name="ce14">
            <text:p>14.939.200<text:s/></text:p>
          </table:table-cell>
          <table:table-cell office:value-type="float" office:value="1492880292.0999999" table:style-name="ce14">
            <text:p>1.492.880.292<text:s/></text:p>
          </table:table-cell>
          <table:table-cell office:value-type="float" office:value="12256536.07" table:style-name="ce14">
            <text:p>12.256.536<text:s/></text:p>
          </table:table-cell>
          <table:table-cell office:value-type="float" office:value="4100020606.3399997" table:style-name="ce15">
            <text:p>4.100.020.606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SLL</text:p>
          </table:table-cell>
          <table:table-cell office:value-type="float" office:value="3155164.68" table:style-name="ce14">
            <text:p>3.155.165<text:s/></text:p>
          </table:table-cell>
          <table:table-cell office:value-type="float" office:value="8811226.9499999993" table:style-name="ce14">
            <text:p>8.811.227<text:s/></text:p>
          </table:table-cell>
          <table:table-cell office:value-type="float" office:value="93032478.120000005" table:style-name="ce14">
            <text:p>93.032.478<text:s/></text:p>
          </table:table-cell>
          <table:table-cell office:value-type="float" office:value="1955873.69" table:style-name="ce14">
            <text:p>1.955.874<text:s/></text:p>
          </table:table-cell>
          <table:table-cell office:value-type="float" office:value="78874738.299999997" table:style-name="ce14">
            <text:p>78.874.738<text:s/></text:p>
          </table:table-cell>
          <table:table-cell office:value-type="float" office:value="71657174.280000001" table:style-name="ce14">
            <text:p>71.657.174<text:s/></text:p>
          </table:table-cell>
          <table:table-cell office:value-type="float" office:value="486284787.40000004" table:style-name="ce14">
            <text:p>486.284.787<text:s/></text:p>
          </table:table-cell>
          <table:table-cell office:value-type="float" office:value="54341998.200000003" table:style-name="ce14">
            <text:p>54.341.998<text:s/></text:p>
          </table:table-cell>
          <table:table-cell office:value-type="float" office:value="46006678.469999999" table:style-name="ce14">
            <text:p>46.006.678<text:s/></text:p>
          </table:table-cell>
          <table:table-cell office:value-type="float" office:value="22305484.780000001" table:style-name="ce14">
            <text:p>22.305.485<text:s/></text:p>
          </table:table-cell>
          <table:table-cell office:value-type="float" office:value="182412448.22" table:style-name="ce14">
            <text:p>182.412.448<text:s/></text:p>
          </table:table-cell>
          <table:table-cell office:value-type="float" office:value="23667775.640000001" table:style-name="ce14">
            <text:p>23.667.776<text:s/></text:p>
          </table:table-cell>
          <table:table-cell office:value-type="float" office:value="32574001.390000001" table:style-name="ce14">
            <text:p>32.574.001<text:s/></text:p>
          </table:table-cell>
          <table:table-cell office:value-type="float" office:value="42986571.189999998" table:style-name="ce14">
            <text:p>42.986.571<text:s/></text:p>
          </table:table-cell>
          <table:table-cell office:value-type="float" office:value="15040448.51" table:style-name="ce14">
            <text:p>15.040.449<text:s/></text:p>
          </table:table-cell>
          <table:table-cell office:value-type="float" office:value="53736882.219999999" table:style-name="ce14">
            <text:p>53.736.882<text:s/></text:p>
          </table:table-cell>
          <table:table-cell office:value-type="float" office:value="11962647.68" table:style-name="ce14">
            <text:p>11.962.648<text:s/></text:p>
          </table:table-cell>
          <table:table-cell office:value-type="float" office:value="221761035.50999999" table:style-name="ce14">
            <text:p>221.761.036<text:s/></text:p>
          </table:table-cell>
          <table:table-cell office:value-type="float" office:value="511129037.25" table:style-name="ce14">
            <text:p>511.129.037<text:s/></text:p>
          </table:table-cell>
          <table:table-cell office:value-type="float" office:value="17451134.710000001" table:style-name="ce14">
            <text:p>17.451.135<text:s/></text:p>
          </table:table-cell>
          <table:table-cell office:value-type="float" office:value="9915709.8599999994" table:style-name="ce14">
            <text:p>9.915.710<text:s/></text:p>
          </table:table-cell>
          <table:table-cell office:value-type="float" office:value="3123292.47" table:style-name="ce14">
            <text:p>3.123.292<text:s/></text:p>
          </table:table-cell>
          <table:table-cell office:value-type="float" office:value="153495742.00999999" table:style-name="ce14">
            <text:p>153.495.742<text:s/></text:p>
          </table:table-cell>
          <table:table-cell office:value-type="float" office:value="121624292.5" table:style-name="ce14">
            <text:p>121.624.293<text:s/></text:p>
          </table:table-cell>
          <table:table-cell office:value-type="float" office:value="11163114.640000001" table:style-name="ce14">
            <text:p>11.163.115<text:s/></text:p>
          </table:table-cell>
          <table:table-cell office:value-type="float" office:value="1818285393.47" table:style-name="ce14">
            <text:p>1.818.285.393<text:s/></text:p>
          </table:table-cell>
          <table:table-cell office:value-type="float" office:value="7836146.2999999998" table:style-name="ce14">
            <text:p>7.836.146<text:s/></text:p>
          </table:table-cell>
          <table:table-cell office:value-type="float" office:value="4104591278.4400005" table:style-name="ce15">
            <text:p>4.104.591.278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FINANCEIRAS</text:p>
          </table:table-cell>
          <table:table-cell office:value-type="float" office:value="0" table:style-name="ce14">
            <text:p>-<text:s/></text:p>
          </table:table-cell>
          <table:table-cell office:value-type="float" office:value="19503.52" table:style-name="ce14">
            <text:p>19.504<text:s/></text:p>
          </table:table-cell>
          <table:table-cell office:value-type="float" office:value="128853.14" table:style-name="ce14">
            <text:p>128.853<text:s/></text:p>
          </table:table-cell>
          <table:table-cell office:value-type="float" office:value="276.89" table:style-name="ce14">
            <text:p>277<text:s/></text:p>
          </table:table-cell>
          <table:table-cell office:value-type="float" office:value="805285.82" table:style-name="ce14">
            <text:p>805.286<text:s/></text:p>
          </table:table-cell>
          <table:table-cell office:value-type="float" office:value="11305729.93" table:style-name="ce14">
            <text:p>11.305.730<text:s/></text:p>
          </table:table-cell>
          <table:table-cell office:value-type="float" office:value="366492030" table:style-name="ce14">
            <text:p>366.492.030<text:s/></text:p>
          </table:table-cell>
          <table:table-cell office:value-type="float" office:value="3131724.9" table:style-name="ce14">
            <text:p>3.131.725<text:s/></text:p>
          </table:table-cell>
          <table:table-cell office:value-type="float" office:value="94554.31" table:style-name="ce14">
            <text:p>94.554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6174928.6200000001" table:style-name="ce14">
            <text:p>6.174.929<text:s/></text:p>
          </table:table-cell>
          <table:table-cell office:value-type="float" office:value="69613.87" table:style-name="ce14">
            <text:p>69.614<text:s/></text:p>
          </table:table-cell>
          <table:table-cell office:value-type="float" office:value="202987.03" table:style-name="ce14">
            <text:p>202.987<text:s/></text:p>
          </table:table-cell>
          <table:table-cell office:value-type="float" office:value="9078608.8200000003" table:style-name="ce14">
            <text:p>9.078.609<text:s/></text:p>
          </table:table-cell>
          <table:table-cell office:value-type="float" office:value="4271.3100000000004" table:style-name="ce14">
            <text:p>4.271<text:s/></text:p>
          </table:table-cell>
          <table:table-cell office:value-type="float" office:value="4820865.6399999997" table:style-name="ce14">
            <text:p>4.820.866<text:s/></text:p>
          </table:table-cell>
          <table:table-cell office:value-type="float" office:value="2368.9699999999998" table:style-name="ce14">
            <text:p>2.369<text:s/></text:p>
          </table:table-cell>
          <table:table-cell office:value-type="float" office:value="46300717.789999999" table:style-name="ce14">
            <text:p>46.300.718<text:s/></text:p>
          </table:table-cell>
          <table:table-cell office:value-type="float" office:value="144384356.40000001" table:style-name="ce14">
            <text:p>144.384.356<text:s/></text:p>
          </table:table-cell>
          <table:table-cell office:value-type="float" office:value="95474.74" table:style-name="ce14">
            <text:p>95.475<text:s/></text:p>
          </table:table-cell>
          <table:table-cell office:value-type="float" office:value="310.22000000000003" table:style-name="ce14">
            <text:p>310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20678112.82" table:style-name="ce14">
            <text:p>20.678.113<text:s/></text:p>
          </table:table-cell>
          <table:table-cell office:value-type="float" office:value="737144.58" table:style-name="ce14">
            <text:p>737.145<text:s/></text:p>
          </table:table-cell>
          <table:table-cell office:value-type="float" office:value="1258092.92" table:style-name="ce14">
            <text:p>1.258.093<text:s/></text:p>
          </table:table-cell>
          <table:table-cell office:value-type="float" office:value="582159888.96000004" table:style-name="ce14">
            <text:p>582.159.889<text:s/></text:p>
          </table:table-cell>
          <table:table-cell office:value-type="float" office:value="4453.5600000000004" table:style-name="ce14">
            <text:p>4.454<text:s/></text:p>
          </table:table-cell>
          <table:table-cell office:value-type="float" office:value="1197950154.7600002" table:style-name="ce15">
            <text:p>1.197.950.155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DEMAIS</text:p>
          </table:table-cell>
          <table:table-cell office:value-type="float" office:value="3155164.68" table:style-name="ce14">
            <text:p>3.155.165<text:s/></text:p>
          </table:table-cell>
          <table:table-cell office:value-type="float" office:value="8791723.4299999997" table:style-name="ce14">
            <text:p>8.791.723<text:s/></text:p>
          </table:table-cell>
          <table:table-cell office:value-type="float" office:value="92903624.979999989" table:style-name="ce14">
            <text:p>92.903.625<text:s/></text:p>
          </table:table-cell>
          <table:table-cell office:value-type="float" office:value="1955596.7999999998" table:style-name="ce14">
            <text:p>1.955.597<text:s/></text:p>
          </table:table-cell>
          <table:table-cell office:value-type="float" office:value="78069452.480000004" table:style-name="ce14">
            <text:p>78.069.452<text:s/></text:p>
          </table:table-cell>
          <table:table-cell office:value-type="float" office:value="60351444.350000001" table:style-name="ce14">
            <text:p>60.351.444<text:s/></text:p>
          </table:table-cell>
          <table:table-cell office:value-type="float" office:value="119792757.40000001" table:style-name="ce14">
            <text:p>119.792.757<text:s/></text:p>
          </table:table-cell>
          <table:table-cell office:value-type="float" office:value="51210273.300000004" table:style-name="ce14">
            <text:p>51.210.273<text:s/></text:p>
          </table:table-cell>
          <table:table-cell office:value-type="float" office:value="45912124.159999996" table:style-name="ce14">
            <text:p>45.912.124<text:s/></text:p>
          </table:table-cell>
          <table:table-cell office:value-type="float" office:value="22305484.780000001" table:style-name="ce14">
            <text:p>22.305.485<text:s/></text:p>
          </table:table-cell>
          <table:table-cell office:value-type="float" office:value="176237519.59999999" table:style-name="ce14">
            <text:p>176.237.520<text:s/></text:p>
          </table:table-cell>
          <table:table-cell office:value-type="float" office:value="23598161.77" table:style-name="ce14">
            <text:p>23.598.162<text:s/></text:p>
          </table:table-cell>
          <table:table-cell office:value-type="float" office:value="32371014.359999996" table:style-name="ce14">
            <text:p>32.371.014<text:s/></text:p>
          </table:table-cell>
          <table:table-cell office:value-type="float" office:value="33907962.369999997" table:style-name="ce14">
            <text:p>33.907.962<text:s/></text:p>
          </table:table-cell>
          <table:table-cell office:value-type="float" office:value="15036177.200000001" table:style-name="ce14">
            <text:p>15.036.177<text:s/></text:p>
          </table:table-cell>
          <table:table-cell office:value-type="float" office:value="48916016.579999998" table:style-name="ce14">
            <text:p>48.916.017<text:s/></text:p>
          </table:table-cell>
          <table:table-cell office:value-type="float" office:value="11960278.710000001" table:style-name="ce14">
            <text:p>11.960.279<text:s/></text:p>
          </table:table-cell>
          <table:table-cell office:value-type="float" office:value="175460317.72" table:style-name="ce14">
            <text:p>175.460.318<text:s/></text:p>
          </table:table-cell>
          <table:table-cell office:value-type="float" office:value="366744680.85000002" table:style-name="ce14">
            <text:p>366.744.681<text:s/></text:p>
          </table:table-cell>
          <table:table-cell office:value-type="float" office:value="17355659.969999999" table:style-name="ce14">
            <text:p>17.355.660<text:s/></text:p>
          </table:table-cell>
          <table:table-cell office:value-type="float" office:value="9915399.6400000006" table:style-name="ce14">
            <text:p>9.915.400<text:s/></text:p>
          </table:table-cell>
          <table:table-cell office:value-type="float" office:value="3123292.47" table:style-name="ce14">
            <text:p>3.123.292<text:s/></text:p>
          </table:table-cell>
          <table:table-cell office:value-type="float" office:value="132817629.19" table:style-name="ce14">
            <text:p>132.817.629<text:s/></text:p>
          </table:table-cell>
          <table:table-cell office:value-type="float" office:value="120887147.92" table:style-name="ce14">
            <text:p>120.887.148<text:s/></text:p>
          </table:table-cell>
          <table:table-cell office:value-type="float" office:value="9905021.7199999988" table:style-name="ce14">
            <text:p>9.905.022<text:s/></text:p>
          </table:table-cell>
          <table:table-cell office:value-type="float" office:value="1236125504.51" table:style-name="ce14">
            <text:p>1.236.125.505<text:s/></text:p>
          </table:table-cell>
          <table:table-cell office:value-type="float" office:value="7831692.7399999993" table:style-name="ce14">
            <text:p>7.831.693<text:s/></text:p>
          </table:table-cell>
          <table:table-cell office:value-type="float" office:value="2906641123.6800003" table:style-name="ce15">
            <text:p>2.906.641.124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IDE-COMBUSTÍVEIS</text:p>
          </table:table-cell>
          <table:table-cell office:value-type="float" office:value="0" table:style-name="ce14">
            <text:p>-<text:s/></text:p>
          </table:table-cell>
          <table:table-cell office:value-type="float" office:value="13670.78" table:style-name="ce14">
            <text:p>13.671<text:s/></text:p>
          </table:table-cell>
          <table:table-cell office:value-type="float" office:value="900000" table:style-name="ce14">
            <text:p>900.000<text:s/></text:p>
          </table:table-cell>
          <table:table-cell office:value-type="float" office:value="770.62" table:style-name="ce14">
            <text:p>771<text:s/></text:p>
          </table:table-cell>
          <table:table-cell office:value-type="float" office:value="540595.04" table:style-name="ce14">
            <text:p>540.595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21878.18" table:style-name="ce14">
            <text:p>21.878<text:s/></text:p>
          </table:table-cell>
          <table:table-cell office:value-type="float" office:value="978646.1" table:style-name="ce14">
            <text:p>978.646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31952935.170000002" table:style-name="ce14">
            <text:p>31.952.935<text:s/></text:p>
          </table:table-cell>
          <table:table-cell office:value-type="float" office:value="155.04" table:style-name="ce14">
            <text:p>155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69214.759999999995" table:style-name="ce14">
            <text:p>69.215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6986.33" table:style-name="ce14">
            <text:p>6.986<text:s/></text:p>
          </table:table-cell>
          <table:table-cell office:value-type="float" office:value="19696904.210000001" table:style-name="ce14">
            <text:p>19.696.904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12749056.369999999" table:style-name="ce14">
            <text:p>12.749.056<text:s/></text:p>
          </table:table-cell>
          <table:table-cell office:value-type="float" office:value="399863116.99000001" table:style-name="ce14">
            <text:p>399.863.117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1217.9000000000001" table:style-name="ce14">
            <text:p>1.218<text:s/></text:p>
          </table:table-cell>
          <table:table-cell office:value-type="float" office:value="8403860.0999999996" table:style-name="ce14">
            <text:p>8.403.860<text:s/></text:p>
          </table:table-cell>
          <table:table-cell office:value-type="float" office:value="28.77" table:style-name="ce14">
            <text:p>29<text:s/></text:p>
          </table:table-cell>
          <table:table-cell office:value-type="float" office:value="4829.09" table:style-name="ce14">
            <text:p>4.829<text:s/></text:p>
          </table:table-cell>
          <table:table-cell office:value-type="float" office:value="11574827.15" table:style-name="ce14">
            <text:p>11.574.827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486778692.59999996" table:style-name="ce15">
            <text:p>486.778.693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PSSS - Contrib. p/ o Plano de Segurid. Social Serv. Público</text:p>
          </table:table-cell>
          <table:table-cell office:value-type="float" office:value="5662550.0300000003" table:style-name="ce14">
            <text:p>5.662.550<text:s/></text:p>
          </table:table-cell>
          <table:table-cell office:value-type="float" office:value="17582816.59" table:style-name="ce14">
            <text:p>17.582.817<text:s/></text:p>
          </table:table-cell>
          <table:table-cell office:value-type="float" office:value="23002594.68" table:style-name="ce14">
            <text:p>23.002.595<text:s/></text:p>
          </table:table-cell>
          <table:table-cell office:value-type="float" office:value="14848227.73" table:style-name="ce14">
            <text:p>14.848.228<text:s/></text:p>
          </table:table-cell>
          <table:table-cell office:value-type="float" office:value="46736506.950000003" table:style-name="ce14">
            <text:p>46.736.507<text:s/></text:p>
          </table:table-cell>
          <table:table-cell office:value-type="float" office:value="37142492.82" table:style-name="ce14">
            <text:p>37.142.493<text:s/></text:p>
          </table:table-cell>
          <table:table-cell office:value-type="float" office:value="1245288728.4100001" table:style-name="ce14">
            <text:p>1.245.288.728<text:s/></text:p>
          </table:table-cell>
          <table:table-cell office:value-type="float" office:value="23354148.379999999" table:style-name="ce14">
            <text:p>23.354.148<text:s/></text:p>
          </table:table-cell>
          <table:table-cell office:value-type="float" office:value="31006175.359999999" table:style-name="ce14">
            <text:p>31.006.175<text:s/></text:p>
          </table:table-cell>
          <table:table-cell office:value-type="float" office:value="23210535.34" table:style-name="ce14">
            <text:p>23.210.535<text:s/></text:p>
          </table:table-cell>
          <table:table-cell office:value-type="float" office:value="124082729.56" table:style-name="ce14">
            <text:p>124.082.730<text:s/></text:p>
          </table:table-cell>
          <table:table-cell office:value-type="float" office:value="17323701.649999999" table:style-name="ce14">
            <text:p>17.323.702<text:s/></text:p>
          </table:table-cell>
          <table:table-cell office:value-type="float" office:value="19195176.609999999" table:style-name="ce14">
            <text:p>19.195.177<text:s/></text:p>
          </table:table-cell>
          <table:table-cell office:value-type="float" office:value="31524736.190000001" table:style-name="ce14">
            <text:p>31.524.736<text:s/></text:p>
          </table:table-cell>
          <table:table-cell office:value-type="float" office:value="38790263.759999998" table:style-name="ce14">
            <text:p>38.790.264<text:s/></text:p>
          </table:table-cell>
          <table:table-cell office:value-type="float" office:value="52586931.979999997" table:style-name="ce14">
            <text:p>52.586.932<text:s/></text:p>
          </table:table-cell>
          <table:table-cell office:value-type="float" office:value="15680397.359999999" table:style-name="ce14">
            <text:p>15.680.397<text:s/></text:p>
          </table:table-cell>
          <table:table-cell office:value-type="float" office:value="55101153.119999997" table:style-name="ce14">
            <text:p>55.101.153<text:s/></text:p>
          </table:table-cell>
          <table:table-cell office:value-type="float" office:value="237408379.71000001" table:style-name="ce14">
            <text:p>237.408.380<text:s/></text:p>
          </table:table-cell>
          <table:table-cell office:value-type="float" office:value="30142931.670000002" table:style-name="ce14">
            <text:p>30.142.932<text:s/></text:p>
          </table:table-cell>
          <table:table-cell office:value-type="float" office:value="15539306.25" table:style-name="ce14">
            <text:p>15.539.306<text:s/></text:p>
          </table:table-cell>
          <table:table-cell office:value-type="float" office:value="12143801.529999999" table:style-name="ce14">
            <text:p>12.143.802<text:s/></text:p>
          </table:table-cell>
          <table:table-cell office:value-type="float" office:value="90387465.140000001" table:style-name="ce14">
            <text:p>90.387.465<text:s/></text:p>
          </table:table-cell>
          <table:table-cell office:value-type="float" office:value="42772479.579999998" table:style-name="ce14">
            <text:p>42.772.480<text:s/></text:p>
          </table:table-cell>
          <table:table-cell office:value-type="float" office:value="13592914.93" table:style-name="ce14">
            <text:p>13.592.915<text:s/></text:p>
          </table:table-cell>
          <table:table-cell office:value-type="float" office:value="108665475.34999999" table:style-name="ce14">
            <text:p>108.665.475<text:s/></text:p>
          </table:table-cell>
          <table:table-cell office:value-type="float" office:value="7332329.6200000001" table:style-name="ce14">
            <text:p>7.332.330<text:s/></text:p>
          </table:table-cell>
          <table:table-cell office:value-type="float" office:value="2380104950.2999992" table:style-name="ce15">
            <text:p>2.380.104.950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OUTRAS RECEITAS ADMINISTRADAS</text:p>
          </table:table-cell>
          <table:table-cell office:value-type="float" office:value="1183625.96" table:style-name="ce14">
            <text:p>1.183.626<text:s/></text:p>
          </table:table-cell>
          <table:table-cell office:value-type="float" office:value="8878499.8100000005" table:style-name="ce14">
            <text:p>8.878.500<text:s/></text:p>
          </table:table-cell>
          <table:table-cell office:value-type="float" office:value="24028354.259999998" table:style-name="ce14">
            <text:p>24.028.354<text:s/></text:p>
          </table:table-cell>
          <table:table-cell office:value-type="float" office:value="1939236.5899999999" table:style-name="ce14">
            <text:p>1.939.237<text:s/></text:p>
          </table:table-cell>
          <table:table-cell office:value-type="float" office:value="16952264.18" table:style-name="ce14">
            <text:p>16.952.264<text:s/></text:p>
          </table:table-cell>
          <table:table-cell office:value-type="float" office:value="21505681.339999996" table:style-name="ce14">
            <text:p>21.505.681<text:s/></text:p>
          </table:table-cell>
          <table:table-cell office:value-type="float" office:value="471034154.14999998" table:style-name="ce14">
            <text:p>471.034.154<text:s/></text:p>
          </table:table-cell>
          <table:table-cell office:value-type="float" office:value="29973555.599999998" table:style-name="ce14">
            <text:p>29.973.556<text:s/></text:p>
          </table:table-cell>
          <table:table-cell office:value-type="float" office:value="19077366.109999999" table:style-name="ce14">
            <text:p>19.077.366<text:s/></text:p>
          </table:table-cell>
          <table:table-cell office:value-type="float" office:value="8273123.6000000006" table:style-name="ce14">
            <text:p>8.273.124<text:s/></text:p>
          </table:table-cell>
          <table:table-cell office:value-type="float" office:value="58290778.920000002" table:style-name="ce14">
            <text:p>58.290.779<text:s/></text:p>
          </table:table-cell>
          <table:table-cell office:value-type="float" office:value="9492508.2699999996" table:style-name="ce14">
            <text:p>9.492.508<text:s/></text:p>
          </table:table-cell>
          <table:table-cell office:value-type="float" office:value="11481571.33" table:style-name="ce14">
            <text:p>11.481.571<text:s/></text:p>
          </table:table-cell>
          <table:table-cell office:value-type="float" office:value="13246128.98" table:style-name="ce14">
            <text:p>13.246.129<text:s/></text:p>
          </table:table-cell>
          <table:table-cell office:value-type="float" office:value="5983535.9999999991" table:style-name="ce14">
            <text:p>5.983.536<text:s/></text:p>
          </table:table-cell>
          <table:table-cell office:value-type="float" office:value="33536377.809999999" table:style-name="ce14">
            <text:p>33.536.378<text:s/></text:p>
          </table:table-cell>
          <table:table-cell office:value-type="float" office:value="3762932.67" table:style-name="ce14">
            <text:p>3.762.933<text:s/></text:p>
          </table:table-cell>
          <table:table-cell office:value-type="float" office:value="100185636.48999999" table:style-name="ce14">
            <text:p>100.185.636<text:s/></text:p>
          </table:table-cell>
          <table:table-cell office:value-type="float" office:value="360651534.33000004" table:style-name="ce14">
            <text:p>360.651.534<text:s/></text:p>
          </table:table-cell>
          <table:table-cell office:value-type="float" office:value="14632062.039999999" table:style-name="ce14">
            <text:p>14.632.062<text:s/></text:p>
          </table:table-cell>
          <table:table-cell office:value-type="float" office:value="3704342.42" table:style-name="ce14">
            <text:p>3.704.342<text:s/></text:p>
          </table:table-cell>
          <table:table-cell office:value-type="float" office:value="1057135.58" table:style-name="ce14">
            <text:p>1.057.136<text:s/></text:p>
          </table:table-cell>
          <table:table-cell office:value-type="float" office:value="44751020.199999988" table:style-name="ce14">
            <text:p>44.751.020<text:s/></text:p>
          </table:table-cell>
          <table:table-cell office:value-type="float" office:value="58751490.650000006" table:style-name="ce14">
            <text:p>58.751.491<text:s/></text:p>
          </table:table-cell>
          <table:table-cell office:value-type="float" office:value="4416647.09" table:style-name="ce14">
            <text:p>4.416.647<text:s/></text:p>
          </table:table-cell>
          <table:table-cell office:value-type="float" office:value="386907725.56" table:style-name="ce14">
            <text:p>386.907.726<text:s/></text:p>
          </table:table-cell>
          <table:table-cell office:value-type="float" office:value="2478333.4899999998" table:style-name="ce14">
            <text:p>2.478.333<text:s/></text:p>
          </table:table-cell>
          <table:table-cell office:value-type="float" office:value="1716175623.4300001" table:style-name="ce15">
            <text:p>1.716.175.623<text:s/></text:p>
          </table:table-cell>
          <table:table-cell table:style-name="ce16"/>
          <table:table-cell table:number-columns-repeated="16354"/>
        </table:table-row>
        <table:table-row table:style-name="ro8">
          <table:table-cell office:value-type="string" table:style-name="ce19">
            <text:p>SUBTOTAL [A]</text:p>
          </table:table-cell>
          <table:table-cell office:value-type="float" office:value="37604651.840000004" table:style-name="ce20">
            <text:p>37.604.652<text:s/></text:p>
          </table:table-cell>
          <table:table-cell office:value-type="float" office:value="148285211.17000002" table:style-name="ce20">
            <text:p>148.285.211<text:s/></text:p>
          </table:table-cell>
          <table:table-cell office:value-type="float" office:value="785711408.95000005" table:style-name="ce20">
            <text:p>785.711.409<text:s/></text:p>
          </table:table-cell>
          <table:table-cell office:value-type="float" office:value="38080894.370000005" table:style-name="ce20">
            <text:p>38.080.894<text:s/></text:p>
          </table:table-cell>
          <table:table-cell office:value-type="float" office:value="1239734130.23" table:style-name="ce20">
            <text:p>1.239.734.130<text:s/></text:p>
          </table:table-cell>
          <table:table-cell office:value-type="float" office:value="812608742.09000003" table:style-name="ce20">
            <text:p>812.608.742<text:s/></text:p>
          </table:table-cell>
          <table:table-cell office:value-type="float" office:value="7647229958.5299997" table:style-name="ce20">
            <text:p>7.647.229.959<text:s/></text:p>
          </table:table-cell>
          <table:table-cell office:value-type="float" office:value="930594026.71000004" table:style-name="ce20">
            <text:p>930.594.027<text:s/></text:p>
          </table:table-cell>
          <table:table-cell office:value-type="float" office:value="668699321.31000006" table:style-name="ce20">
            <text:p>668.699.321<text:s/></text:p>
          </table:table-cell>
          <table:table-cell office:value-type="float" office:value="408319463.40999997" table:style-name="ce20">
            <text:p>408.319.463<text:s/></text:p>
          </table:table-cell>
          <table:table-cell office:value-type="float" office:value="3192849145.98" table:style-name="ce20">
            <text:p>3.192.849.146<text:s/></text:p>
          </table:table-cell>
          <table:table-cell office:value-type="float" office:value="288412890.13999999" table:style-name="ce20">
            <text:p>288.412.890<text:s/></text:p>
          </table:table-cell>
          <table:table-cell office:value-type="float" office:value="358053299.49000001" table:style-name="ce20">
            <text:p>358.053.299<text:s/></text:p>
          </table:table-cell>
          <table:table-cell office:value-type="float" office:value="439692922.43000001" table:style-name="ce20">
            <text:p>439.692.922<text:s/></text:p>
          </table:table-cell>
          <table:table-cell office:value-type="float" office:value="243011717.09999996" table:style-name="ce20">
            <text:p>243.011.717<text:s/></text:p>
          </table:table-cell>
          <table:table-cell office:value-type="float" office:value="1093581953.1000001" table:style-name="ce20">
            <text:p>1.093.581.953<text:s/></text:p>
          </table:table-cell>
          <table:table-cell office:value-type="float" office:value="147543324.27000001" table:style-name="ce20">
            <text:p>147.543.324<text:s/></text:p>
          </table:table-cell>
          <table:table-cell office:value-type="float" office:value="3081525925.2799997" table:style-name="ce20">
            <text:p>3.081.525.925<text:s/></text:p>
          </table:table-cell>
          <table:table-cell office:value-type="float" office:value="9275509763.9099998" table:style-name="ce20">
            <text:p>9.275.509.764<text:s/></text:p>
          </table:table-cell>
          <table:table-cell office:value-type="float" office:value="244737961.26999998" table:style-name="ce20">
            <text:p>244.737.961<text:s/></text:p>
          </table:table-cell>
          <table:table-cell office:value-type="float" office:value="131258964.22000001" table:style-name="ce20">
            <text:p>131.258.964<text:s/></text:p>
          </table:table-cell>
          <table:table-cell office:value-type="float" office:value="41619204.309999995" table:style-name="ce20">
            <text:p>41.619.204<text:s/></text:p>
          </table:table-cell>
          <table:table-cell office:value-type="float" office:value="3170738198.3400002" table:style-name="ce20">
            <text:p>3.170.738.198<text:s/></text:p>
          </table:table-cell>
          <table:table-cell office:value-type="float" office:value="2276156386.8699999" table:style-name="ce20">
            <text:p>2.276.156.387<text:s/></text:p>
          </table:table-cell>
          <table:table-cell office:value-type="float" office:value="162493562.56999999" table:style-name="ce20">
            <text:p>162.493.563<text:s/></text:p>
          </table:table-cell>
          <table:table-cell office:value-type="float" office:value="25708171906.25" table:style-name="ce20">
            <text:p>25.708.171.906<text:s/></text:p>
          </table:table-cell>
          <table:table-cell office:value-type="float" office:value="86189615.870000005" table:style-name="ce20">
            <text:p>86.189.616<text:s/></text:p>
          </table:table-cell>
          <table:table-cell office:value-type="float" office:value="62658414550.010002" table:style-name="ce21">
            <text:p>62.658.414.550<text:s/></text:p>
          </table:table-cell>
          <table:table-cell table:style-name="ce16"/>
          <table:table-cell table:number-columns-repeated="16354" table:style-name="ce22"/>
        </table:table-row>
        <table:table-row table:style-name="ro9">
          <table:table-cell office:value-type="string" table:style-name="ce23">
            <text:p>RECEITA PREVIDENCIÁRIA [B]</text:p>
          </table:table-cell>
          <table:table-cell office:value-type="float" office:value="57694573.540625118" table:style-name="ce24">
            <text:p>57.694.574<text:s/></text:p>
          </table:table-cell>
          <table:table-cell office:value-type="float" office:value="132569379.26593573" table:style-name="ce24">
            <text:p>132.569.379<text:s/></text:p>
          </table:table-cell>
          <table:table-cell office:value-type="float" office:value="194038896.53575847" table:style-name="ce24">
            <text:p>194.038.897<text:s/></text:p>
          </table:table-cell>
          <table:table-cell office:value-type="float" office:value="26620813.183933243" table:style-name="ce24">
            <text:p>26.620.813<text:s/></text:p>
          </table:table-cell>
          <table:table-cell office:value-type="float" office:value="726151287.38278472" table:style-name="ce24">
            <text:p>726.151.287<text:s/></text:p>
          </table:table-cell>
          <table:table-cell office:value-type="float" office:value="584429703.66347384" table:style-name="ce24">
            <text:p>584.429.704<text:s/></text:p>
          </table:table-cell>
          <table:table-cell office:value-type="float" office:value="1531158155.584805" table:style-name="ce24">
            <text:p>1.531.158.156<text:s/></text:p>
          </table:table-cell>
          <table:table-cell office:value-type="float" office:value="439810522.47949088" table:style-name="ce24">
            <text:p>439.810.522<text:s/></text:p>
          </table:table-cell>
          <table:table-cell office:value-type="float" office:value="410852421.03854185" table:style-name="ce24">
            <text:p>410.852.421<text:s/></text:p>
          </table:table-cell>
          <table:table-cell office:value-type="float" office:value="198031323.71609321" table:style-name="ce24">
            <text:p>198.031.324<text:s/></text:p>
          </table:table-cell>
          <table:table-cell office:value-type="float" office:value="2147310147.5621862" table:style-name="ce24">
            <text:p>2.147.310.148<text:s/></text:p>
          </table:table-cell>
          <table:table-cell office:value-type="float" office:value="270267884.7003026" table:style-name="ce24">
            <text:p>270.267.885<text:s/></text:p>
          </table:table-cell>
          <table:table-cell office:value-type="float" office:value="321109351.41570258" table:style-name="ce24">
            <text:p>321.109.351<text:s/></text:p>
          </table:table-cell>
          <table:table-cell office:value-type="float" office:value="345888127.80133271" table:style-name="ce24">
            <text:p>345.888.128<text:s/></text:p>
          </table:table-cell>
          <table:table-cell office:value-type="float" office:value="197532279.72160235" table:style-name="ce24">
            <text:p>197.532.280<text:s/></text:p>
          </table:table-cell>
          <table:table-cell office:value-type="float" office:value="615322921.30092871" table:style-name="ce24">
            <text:p>615.322.921<text:s/></text:p>
          </table:table-cell>
          <table:table-cell office:value-type="float" office:value="127969826.6235247" table:style-name="ce24">
            <text:p>127.969.827<text:s/></text:p>
          </table:table-cell>
          <table:table-cell office:value-type="float" office:value="1764571971.5926077" table:style-name="ce24">
            <text:p>1.764.571.972<text:s/></text:p>
          </table:table-cell>
          <table:table-cell office:value-type="float" office:value="3593788801.4527831" table:style-name="ce24">
            <text:p>3.593.788.801<text:s/></text:p>
          </table:table-cell>
          <table:table-cell office:value-type="float" office:value="168088176.50146642" table:style-name="ce24">
            <text:p>168.088.177<text:s/></text:p>
          </table:table-cell>
          <table:table-cell office:value-type="float" office:value="94596123.96772337" table:style-name="ce24">
            <text:p>94.596.124<text:s/></text:p>
          </table:table-cell>
          <table:table-cell office:value-type="float" office:value="36878303.717383727" table:style-name="ce24">
            <text:p>36.878.304<text:s/></text:p>
          </table:table-cell>
          <table:table-cell office:value-type="float" office:value="2008499425.2933731" table:style-name="ce24">
            <text:p>2.008.499.425<text:s/></text:p>
          </table:table-cell>
          <table:table-cell office:value-type="float" office:value="1257335757.4723761" table:style-name="ce24">
            <text:p>1.257.335.757<text:s/></text:p>
          </table:table-cell>
          <table:table-cell office:value-type="float" office:value="133453136.23599245" table:style-name="ce24">
            <text:p>133.453.136<text:s/></text:p>
          </table:table-cell>
          <table:table-cell office:value-type="float" office:value="12924092042.083019" table:style-name="ce24">
            <text:p>12.924.092.042<text:s/></text:p>
          </table:table-cell>
          <table:table-cell office:value-type="float" office:value="59136552.926254004" table:style-name="ce24">
            <text:p>59.136.553<text:s/></text:p>
          </table:table-cell>
          <table:table-cell office:value-type="float" office:value="30367197906.760006" table:style-name="ce25">
            <text:p>30.367.197.907<text:s/></text:p>
          </table:table-cell>
          <table:table-cell table:style-name="ce16"/>
          <table:table-cell table:number-columns-repeated="16354" table:style-name="ce22"/>
        </table:table-row>
        <table:table-row table:style-name="ro9">
          <table:table-cell office:value-type="string" table:style-name="ce26">
            <text:p><text:s text:c="3"/>PRÓPRIA</text:p>
          </table:table-cell>
          <table:table-cell office:value-type="float" office:value="54661749.362239487" table:style-name="ce27">
            <text:p>54.661.749<text:s/></text:p>
          </table:table-cell>
          <table:table-cell office:value-type="float" office:value="124942887.1377143" table:style-name="ce27">
            <text:p>124.942.887<text:s/></text:p>
          </table:table-cell>
          <table:table-cell office:value-type="float" office:value="174741169.06093189" table:style-name="ce27">
            <text:p>174.741.169<text:s/></text:p>
          </table:table-cell>
          <table:table-cell office:value-type="float" office:value="24959513.619775161" table:style-name="ce27">
            <text:p>24.959.514<text:s/></text:p>
          </table:table-cell>
          <table:table-cell office:value-type="float" office:value="668536885.87716162" table:style-name="ce27">
            <text:p>668.536.886<text:s/></text:p>
          </table:table-cell>
          <table:table-cell office:value-type="float" office:value="528924970.49100894" table:style-name="ce27">
            <text:p>528.924.970<text:s/></text:p>
          </table:table-cell>
          <table:table-cell office:value-type="float" office:value="1402408797.4734085" table:style-name="ce27">
            <text:p>1.402.408.797<text:s/></text:p>
          </table:table-cell>
          <table:table-cell office:value-type="float" office:value="401782422.98112386" table:style-name="ce27">
            <text:p>401.782.423<text:s/></text:p>
          </table:table-cell>
          <table:table-cell office:value-type="float" office:value="377065138.44137526" table:style-name="ce27">
            <text:p>377.065.138<text:s/></text:p>
          </table:table-cell>
          <table:table-cell office:value-type="float" office:value="184688100.23488048" table:style-name="ce27">
            <text:p>184.688.100<text:s/></text:p>
          </table:table-cell>
          <table:table-cell office:value-type="float" office:value="1952914093.1182842" table:style-name="ce27">
            <text:p>1.952.914.093<text:s/></text:p>
          </table:table-cell>
          <table:table-cell office:value-type="float" office:value="249175246.23171505" table:style-name="ce27">
            <text:p>249.175.246<text:s/></text:p>
          </table:table-cell>
          <table:table-cell office:value-type="float" office:value="292561239.30918109" table:style-name="ce27">
            <text:p>292.561.239<text:s/></text:p>
          </table:table-cell>
          <table:table-cell office:value-type="float" office:value="319378913.16187233" table:style-name="ce27">
            <text:p>319.378.913<text:s/></text:p>
          </table:table-cell>
          <table:table-cell office:value-type="float" office:value="185953362.10435024" table:style-name="ce27">
            <text:p>185.953.362<text:s/></text:p>
          </table:table-cell>
          <table:table-cell office:value-type="float" office:value="556907725.08742583" table:style-name="ce27">
            <text:p>556.907.725<text:s/></text:p>
          </table:table-cell>
          <table:table-cell office:value-type="float" office:value="120860365.02026381" table:style-name="ce27">
            <text:p>120.860.365<text:s/></text:p>
          </table:table-cell>
          <table:table-cell office:value-type="float" office:value="1592145151.9887695" table:style-name="ce27">
            <text:p>1.592.145.152<text:s/></text:p>
          </table:table-cell>
          <table:table-cell office:value-type="float" office:value="3221130827.7122827" table:style-name="ce27">
            <text:p>3.221.130.828<text:s/></text:p>
          </table:table-cell>
          <table:table-cell office:value-type="float" office:value="154983938.39279869" table:style-name="ce27">
            <text:p>154.983.938<text:s/></text:p>
          </table:table-cell>
          <table:table-cell office:value-type="float" office:value="87663140.69983308" table:style-name="ce27">
            <text:p>87.663.141<text:s/></text:p>
          </table:table-cell>
          <table:table-cell office:value-type="float" office:value="35469827.000435479" table:style-name="ce27">
            <text:p>35.469.827<text:s/></text:p>
          </table:table-cell>
          <table:table-cell office:value-type="float" office:value="1816034423.6830592" table:style-name="ce27">
            <text:p>1.816.034.424<text:s/></text:p>
          </table:table-cell>
          <table:table-cell office:value-type="float" office:value="1134160459.1770682" table:style-name="ce27">
            <text:p>1.134.160.459<text:s/></text:p>
          </table:table-cell>
          <table:table-cell office:value-type="float" office:value="124601732.20531811" table:style-name="ce27">
            <text:p>124.601.732<text:s/></text:p>
          </table:table-cell>
          <table:table-cell office:value-type="float" office:value="11486138188.072626" table:style-name="ce27">
            <text:p>11.486.138.188<text:s/></text:p>
          </table:table-cell>
          <table:table-cell office:value-type="float" office:value="54635837.615099393" table:style-name="ce27">
            <text:p>54.635.838<text:s/></text:p>
          </table:table-cell>
          <table:table-cell office:value-type="float" office:value="27327426105.260006" table:style-name="ce28">
            <text:p>27.327.426.105<text:s/></text:p>
          </table:table-cell>
          <table:table-cell table:style-name="ce16"/>
          <table:table-cell table:number-columns-repeated="16354" table:style-name="ce22"/>
        </table:table-row>
        <table:table-row table:style-name="ro9">
          <table:table-cell office:value-type="string" table:style-name="ce26">
            <text:p><text:s text:c="3"/>DEMAIS</text:p>
          </table:table-cell>
          <table:table-cell office:value-type="float" office:value="3032824.1783856326" table:style-name="ce27">
            <text:p>3.032.824<text:s/></text:p>
          </table:table-cell>
          <table:table-cell office:value-type="float" office:value="7626492.1282214411" table:style-name="ce27">
            <text:p>7.626.492<text:s/></text:p>
          </table:table-cell>
          <table:table-cell office:value-type="float" office:value="19297727.474826574" table:style-name="ce27">
            <text:p>19.297.727<text:s/></text:p>
          </table:table-cell>
          <table:table-cell office:value-type="float" office:value="1661299.564158082" table:style-name="ce27">
            <text:p>1.661.300<text:s/></text:p>
          </table:table-cell>
          <table:table-cell office:value-type="float" office:value="57614401.505623154" table:style-name="ce27">
            <text:p>57.614.402<text:s/></text:p>
          </table:table-cell>
          <table:table-cell office:value-type="float" office:value="55504733.172464862" table:style-name="ce27">
            <text:p>55.504.733<text:s/></text:p>
          </table:table-cell>
          <table:table-cell office:value-type="float" office:value="128749358.11139643" table:style-name="ce27">
            <text:p>128.749.358<text:s/></text:p>
          </table:table-cell>
          <table:table-cell office:value-type="float" office:value="38028099.498366982" table:style-name="ce27">
            <text:p>38.028.099<text:s/></text:p>
          </table:table-cell>
          <table:table-cell office:value-type="float" office:value="33787282.597166613" table:style-name="ce27">
            <text:p>33.787.283<text:s/></text:p>
          </table:table-cell>
          <table:table-cell office:value-type="float" office:value="13343223.481212743" table:style-name="ce27">
            <text:p>13.343.223<text:s/></text:p>
          </table:table-cell>
          <table:table-cell office:value-type="float" office:value="194396054.44390211" table:style-name="ce27">
            <text:p>194.396.054<text:s/></text:p>
          </table:table-cell>
          <table:table-cell office:value-type="float" office:value="21092638.468587529" table:style-name="ce27">
            <text:p>21.092.638<text:s/></text:p>
          </table:table-cell>
          <table:table-cell office:value-type="float" office:value="28548112.106521498" table:style-name="ce27">
            <text:p>28.548.112<text:s/></text:p>
          </table:table-cell>
          <table:table-cell office:value-type="float" office:value="26509214.639460355" table:style-name="ce27">
            <text:p>26.509.215<text:s/></text:p>
          </table:table-cell>
          <table:table-cell office:value-type="float" office:value="11578917.617252113" table:style-name="ce27">
            <text:p>11.578.918<text:s/></text:p>
          </table:table-cell>
          <table:table-cell office:value-type="float" office:value="58415196.213502906" table:style-name="ce27">
            <text:p>58.415.196<text:s/></text:p>
          </table:table-cell>
          <table:table-cell office:value-type="float" office:value="7109461.6032608822" table:style-name="ce27">
            <text:p>7.109.462<text:s/></text:p>
          </table:table-cell>
          <table:table-cell office:value-type="float" office:value="172426819.60383824" table:style-name="ce27">
            <text:p>172.426.820<text:s/></text:p>
          </table:table-cell>
          <table:table-cell office:value-type="float" office:value="372657973.74050033" table:style-name="ce27">
            <text:p>372.657.974<text:s/></text:p>
          </table:table-cell>
          <table:table-cell office:value-type="float" office:value="13104238.108667724" table:style-name="ce27">
            <text:p>13.104.238<text:s/></text:p>
          </table:table-cell>
          <table:table-cell office:value-type="float" office:value="6932983.267890295" table:style-name="ce27">
            <text:p>6.932.983<text:s/></text:p>
          </table:table-cell>
          <table:table-cell office:value-type="float" office:value="1408476.7169482503" table:style-name="ce27">
            <text:p>1.408.477<text:s/></text:p>
          </table:table-cell>
          <table:table-cell office:value-type="float" office:value="192465001.61031383" table:style-name="ce27">
            <text:p>192.465.002<text:s/></text:p>
          </table:table-cell>
          <table:table-cell office:value-type="float" office:value="123175298.29530784" table:style-name="ce27">
            <text:p>123.175.298<text:s/></text:p>
          </table:table-cell>
          <table:table-cell office:value-type="float" office:value="8851404.0306743346" table:style-name="ce27">
            <text:p>8.851.404<text:s/></text:p>
          </table:table-cell>
          <table:table-cell office:value-type="float" office:value="1437953854.0103929" table:style-name="ce27">
            <text:p>1.437.953.854<text:s/></text:p>
          </table:table-cell>
          <table:table-cell office:value-type="float" office:value="4500715.3111546105" table:style-name="ce27">
            <text:p>4.500.715<text:s/></text:p>
          </table:table-cell>
          <table:table-cell office:value-type="float" office:value="3039771801.4999981" table:style-name="ce28">
            <text:p>3.039.771.802<text:s/></text:p>
          </table:table-cell>
          <table:table-cell table:style-name="ce16"/>
          <table:table-cell table:number-columns-repeated="16354"/>
        </table:table-row>
        <table:table-row table:style-name="ro10">
          <table:table-cell office:value-type="string" table:style-name="ce19">
            <text:p>ADMINISTRADAS PELA RFB [C]=[A]+[B]</text:p>
          </table:table-cell>
          <table:table-cell office:value-type="float" office:value="95299225.380625129" table:style-name="ce20">
            <text:p>95.299.225<text:s/></text:p>
          </table:table-cell>
          <table:table-cell office:value-type="float" office:value="280854590.43593574" table:style-name="ce20">
            <text:p>280.854.590<text:s/></text:p>
          </table:table-cell>
          <table:table-cell office:value-type="float" office:value="979750305.48575854" table:style-name="ce20">
            <text:p>979.750.305<text:s/></text:p>
          </table:table-cell>
          <table:table-cell office:value-type="float" office:value="64701707.553933248" table:style-name="ce20">
            <text:p>64.701.708<text:s/></text:p>
          </table:table-cell>
          <table:table-cell office:value-type="float" office:value="1965885417.6127849" table:style-name="ce20">
            <text:p>1.965.885.418<text:s/></text:p>
          </table:table-cell>
          <table:table-cell office:value-type="float" office:value="1397038445.7534738" table:style-name="ce20">
            <text:p>1.397.038.446<text:s/></text:p>
          </table:table-cell>
          <table:table-cell office:value-type="float" office:value="9178388114.1148052" table:style-name="ce20">
            <text:p>9.178.388.114<text:s/></text:p>
          </table:table-cell>
          <table:table-cell office:value-type="float" office:value="1370404549.1894908" table:style-name="ce20">
            <text:p>1.370.404.549<text:s/></text:p>
          </table:table-cell>
          <table:table-cell office:value-type="float" office:value="1079551742.348542" table:style-name="ce20">
            <text:p>1.079.551.742<text:s/></text:p>
          </table:table-cell>
          <table:table-cell office:value-type="float" office:value="606350787.12609315" table:style-name="ce20">
            <text:p>606.350.787<text:s/></text:p>
          </table:table-cell>
          <table:table-cell office:value-type="float" office:value="5340159293.5421867" table:style-name="ce20">
            <text:p>5.340.159.294<text:s/></text:p>
          </table:table-cell>
          <table:table-cell office:value-type="float" office:value="558680774.84030259" table:style-name="ce20">
            <text:p>558.680.775<text:s/></text:p>
          </table:table-cell>
          <table:table-cell office:value-type="float" office:value="679162650.90570259" table:style-name="ce20">
            <text:p>679.162.651<text:s/></text:p>
          </table:table-cell>
          <table:table-cell office:value-type="float" office:value="785581050.23133278" table:style-name="ce20">
            <text:p>785.581.050<text:s/></text:p>
          </table:table-cell>
          <table:table-cell office:value-type="float" office:value="440543996.82160234" table:style-name="ce20">
            <text:p>440.543.997<text:s/></text:p>
          </table:table-cell>
          <table:table-cell office:value-type="float" office:value="1708904874.400929" table:style-name="ce20">
            <text:p>1.708.904.874<text:s/></text:p>
          </table:table-cell>
          <table:table-cell office:value-type="float" office:value="275513150.89352471" table:style-name="ce20">
            <text:p>275.513.151<text:s/></text:p>
          </table:table-cell>
          <table:table-cell office:value-type="float" office:value="4846097896.8726072" table:style-name="ce20">
            <text:p>4.846.097.897<text:s/></text:p>
          </table:table-cell>
          <table:table-cell office:value-type="float" office:value="12869298565.362783" table:style-name="ce20">
            <text:p>12.869.298.565<text:s/></text:p>
          </table:table-cell>
          <table:table-cell office:value-type="float" office:value="412826137.77146637" table:style-name="ce20">
            <text:p>412.826.138<text:s/></text:p>
          </table:table-cell>
          <table:table-cell office:value-type="float" office:value="225855088.1877234" table:style-name="ce20">
            <text:p>225.855.088<text:s/></text:p>
          </table:table-cell>
          <table:table-cell office:value-type="float" office:value="78497508.027383715" table:style-name="ce20">
            <text:p>78.497.508<text:s/></text:p>
          </table:table-cell>
          <table:table-cell office:value-type="float" office:value="5179237623.6333733" table:style-name="ce20">
            <text:p>5.179.237.624<text:s/></text:p>
          </table:table-cell>
          <table:table-cell office:value-type="float" office:value="3533492144.3423758" table:style-name="ce20">
            <text:p>3.533.492.144<text:s/></text:p>
          </table:table-cell>
          <table:table-cell office:value-type="float" office:value="295946698.80599242" table:style-name="ce20">
            <text:p>295.946.699<text:s/></text:p>
          </table:table-cell>
          <table:table-cell office:value-type="float" office:value="38632263948.333023" table:style-name="ce20">
            <text:p>38.632.263.948<text:s/></text:p>
          </table:table-cell>
          <table:table-cell office:value-type="float" office:value="145326168.79625401" table:style-name="ce20">
            <text:p>145.326.169<text:s/></text:p>
          </table:table-cell>
          <table:table-cell office:value-type="float" office:value="93025612456.770004" table:style-name="ce21">
            <text:p>93.025.612.457<text:s/></text:p>
          </table:table-cell>
          <table:table-cell table:style-name="ce16"/>
          <table:table-cell table:number-columns-repeated="16354"/>
        </table:table-row>
        <table:table-row table:style-name="ro9">
          <table:table-cell office:value-type="string" table:style-name="ce26">
            <text:p>ADMINISTRADAS POR OUTROS ÓRGÃOS [D]</text:p>
          </table:table-cell>
          <table:table-cell office:value-type="float" office:value="1582860.4898514028" table:style-name="ce14">
            <text:p>1.582.860<text:s/></text:p>
          </table:table-cell>
          <table:table-cell office:value-type="float" office:value="2806007.7521938728" table:style-name="ce14">
            <text:p>2.806.008<text:s/></text:p>
          </table:table-cell>
          <table:table-cell office:value-type="float" office:value="3656729.5436618584" table:style-name="ce14">
            <text:p>3.656.730<text:s/></text:p>
          </table:table-cell>
          <table:table-cell office:value-type="float" office:value="826397.55015666294" table:style-name="ce14">
            <text:p>826.398<text:s/></text:p>
          </table:table-cell>
          <table:table-cell office:value-type="float" office:value="16545183.621386496" table:style-name="ce14">
            <text:p>16.545.184<text:s/></text:p>
          </table:table-cell>
          <table:table-cell office:value-type="float" office:value="8493024.4105953984" table:style-name="ce14">
            <text:p>8.493.024<text:s/></text:p>
          </table:table-cell>
          <table:table-cell office:value-type="float" office:value="8473983.1453960668" table:style-name="ce14">
            <text:p>8.473.983<text:s/></text:p>
          </table:table-cell>
          <table:table-cell office:value-type="float" office:value="5560493.0797361797" table:style-name="ce14">
            <text:p>5.560.493<text:s/></text:p>
          </table:table-cell>
          <table:table-cell office:value-type="float" office:value="10262846.095531927" table:style-name="ce14">
            <text:p>10.262.846<text:s/></text:p>
          </table:table-cell>
          <table:table-cell office:value-type="float" office:value="4948246.2688584607" table:style-name="ce14">
            <text:p>4.948.246<text:s/></text:p>
          </table:table-cell>
          <table:table-cell office:value-type="float" office:value="110871933.30364594" table:style-name="ce14">
            <text:p>110.871.933<text:s/></text:p>
          </table:table-cell>
          <table:table-cell office:value-type="float" office:value="5989923.1722249025" table:style-name="ce14">
            <text:p>5.989.923<text:s/></text:p>
          </table:table-cell>
          <table:table-cell office:value-type="float" office:value="12439114.829479454" table:style-name="ce14">
            <text:p>12.439.115<text:s/></text:p>
          </table:table-cell>
          <table:table-cell office:value-type="float" office:value="5325299.055137272" table:style-name="ce14">
            <text:p>5.325.299<text:s/></text:p>
          </table:table-cell>
          <table:table-cell office:value-type="float" office:value="3560540.8259146931" table:style-name="ce14">
            <text:p>3.560.541<text:s/></text:p>
          </table:table-cell>
          <table:table-cell office:value-type="float" office:value="95232423.427176401" table:style-name="ce14">
            <text:p>95.232.423<text:s/></text:p>
          </table:table-cell>
          <table:table-cell office:value-type="float" office:value="2064357.7632791093" table:style-name="ce14">
            <text:p>2.064.358<text:s/></text:p>
          </table:table-cell>
          <table:table-cell office:value-type="float" office:value="31833154.161698878" table:style-name="ce14">
            <text:p>31.833.154<text:s/></text:p>
          </table:table-cell>
          <table:table-cell office:value-type="float" office:value="1707801403.6811056" table:style-name="ce14">
            <text:p>1.707.801.404<text:s/></text:p>
          </table:table-cell>
          <table:table-cell office:value-type="float" office:value="3291660.288296185" table:style-name="ce14">
            <text:p>3.291.660<text:s/></text:p>
          </table:table-cell>
          <table:table-cell office:value-type="float" office:value="1847833.1534896521" table:style-name="ce14">
            <text:p>1.847.833<text:s/></text:p>
          </table:table-cell>
          <table:table-cell office:value-type="float" office:value="482758.94241190946" table:style-name="ce14">
            <text:p>482.759<text:s/></text:p>
          </table:table-cell>
          <table:table-cell office:value-type="float" office:value="23208775.313103642" table:style-name="ce14">
            <text:p>23.208.775<text:s/></text:p>
          </table:table-cell>
          <table:table-cell office:value-type="float" office:value="14125477.383436687" table:style-name="ce14">
            <text:p>14.125.477<text:s/></text:p>
          </table:table-cell>
          <table:table-cell office:value-type="float" office:value="3554889.2620768682" table:style-name="ce14">
            <text:p>3.554.889<text:s/></text:p>
          </table:table-cell>
          <table:table-cell office:value-type="float" office:value="106634553.82748073" table:style-name="ce14">
            <text:p>106.634.554<text:s/></text:p>
          </table:table-cell>
          <table:table-cell office:value-type="float" office:value="1673059.0226727873" table:style-name="ce14">
            <text:p>1.673.059<text:s/></text:p>
          </table:table-cell>
          <table:table-cell office:value-type="float" office:value="2193092929.3699994" table:style-name="ce15">
            <text:p>2.193.092.929<text:s/></text:p>
          </table:table-cell>
          <table:table-cell table:style-name="ce16"/>
          <table:table-cell table:number-columns-repeated="16354"/>
        </table:table-row>
        <table:table-row table:style-name="ro10">
          <table:table-cell office:value-type="string" table:style-name="ce19">
            <text:p>TOTAL GERAL <text:s text:c="2"/>[E]=[C]+[D]</text:p>
          </table:table-cell>
          <table:table-cell office:value-type="float" office:value="96882085.870476529" table:style-name="ce20">
            <text:p>96.882.086<text:s/></text:p>
          </table:table-cell>
          <table:table-cell office:value-type="float" office:value="283660598.1881296" table:style-name="ce20">
            <text:p>283.660.598<text:s/></text:p>
          </table:table-cell>
          <table:table-cell office:value-type="float" office:value="983407035.02942038" table:style-name="ce20">
            <text:p>983.407.035<text:s/></text:p>
          </table:table-cell>
          <table:table-cell office:value-type="float" office:value="65528105.104089908" table:style-name="ce20">
            <text:p>65.528.105<text:s/></text:p>
          </table:table-cell>
          <table:table-cell office:value-type="float" office:value="1982430601.2341714" table:style-name="ce20">
            <text:p>1.982.430.601<text:s/></text:p>
          </table:table-cell>
          <table:table-cell office:value-type="float" office:value="1405531470.1640692" table:style-name="ce20">
            <text:p>1.405.531.470<text:s/></text:p>
          </table:table-cell>
          <table:table-cell office:value-type="float" office:value="9186862097.2602005" table:style-name="ce20">
            <text:p>9.186.862.097<text:s/></text:p>
          </table:table-cell>
          <table:table-cell office:value-type="float" office:value="1375965042.269227" table:style-name="ce20">
            <text:p>1.375.965.042<text:s/></text:p>
          </table:table-cell>
          <table:table-cell office:value-type="float" office:value="1089814588.4440739" table:style-name="ce20">
            <text:p>1.089.814.588<text:s/></text:p>
          </table:table-cell>
          <table:table-cell office:value-type="float" office:value="611299033.39495158" table:style-name="ce20">
            <text:p>611.299.033<text:s/></text:p>
          </table:table-cell>
          <table:table-cell office:value-type="float" office:value="5451031226.8458328" table:style-name="ce20">
            <text:p>5.451.031.227<text:s/></text:p>
          </table:table-cell>
          <table:table-cell office:value-type="float" office:value="564670698.01252747" table:style-name="ce20">
            <text:p>564.670.698<text:s/></text:p>
          </table:table-cell>
          <table:table-cell office:value-type="float" office:value="691601765.73518205" table:style-name="ce20">
            <text:p>691.601.766<text:s/></text:p>
          </table:table-cell>
          <table:table-cell office:value-type="float" office:value="790906349.28647006" table:style-name="ce20">
            <text:p>790.906.349<text:s/></text:p>
          </table:table-cell>
          <table:table-cell office:value-type="float" office:value="444104537.64751703" table:style-name="ce20">
            <text:p>444.104.538<text:s/></text:p>
          </table:table-cell>
          <table:table-cell office:value-type="float" office:value="1804137297.8281054" table:style-name="ce20">
            <text:p>1.804.137.298<text:s/></text:p>
          </table:table-cell>
          <table:table-cell office:value-type="float" office:value="277577508.65680379" table:style-name="ce20">
            <text:p>277.577.509<text:s/></text:p>
          </table:table-cell>
          <table:table-cell office:value-type="float" office:value="4877931051.0343065" table:style-name="ce20">
            <text:p>4.877.931.051<text:s/></text:p>
          </table:table-cell>
          <table:table-cell office:value-type="float" office:value="14577099969.043888" table:style-name="ce20">
            <text:p>14.577.099.969<text:s/></text:p>
          </table:table-cell>
          <table:table-cell office:value-type="float" office:value="416117798.05976254" table:style-name="ce20">
            <text:p>416.117.798<text:s/></text:p>
          </table:table-cell>
          <table:table-cell office:value-type="float" office:value="227702921.34121305" table:style-name="ce20">
            <text:p>227.702.921<text:s/></text:p>
          </table:table-cell>
          <table:table-cell office:value-type="float" office:value="78980266.969795629" table:style-name="ce20">
            <text:p>78.980.267<text:s/></text:p>
          </table:table-cell>
          <table:table-cell office:value-type="float" office:value="5202446398.9464769" table:style-name="ce20">
            <text:p>5.202.446.399<text:s/></text:p>
          </table:table-cell>
          <table:table-cell office:value-type="float" office:value="3547617621.7258124" table:style-name="ce20">
            <text:p>3.547.617.622<text:s/></text:p>
          </table:table-cell>
          <table:table-cell office:value-type="float" office:value="299501588.06806928" table:style-name="ce20">
            <text:p>299.501.588<text:s/></text:p>
          </table:table-cell>
          <table:table-cell office:value-type="float" office:value="38738898502.160507" table:style-name="ce20">
            <text:p>38.738.898.502<text:s/></text:p>
          </table:table-cell>
          <table:table-cell office:value-type="float" office:value="146999227.81892681" table:style-name="ce20">
            <text:p>146.999.228<text:s/></text:p>
          </table:table-cell>
          <table:table-cell office:value-type="float" office:value="95218705386.139999" table:style-name="ce21">
            <text:p>95.218.705.386<text:s/></text:p>
          </table:table-cell>
          <table:table-cell table:style-name="ce16"/>
          <table:table-cell table:number-columns-repeated="16354"/>
        </table:table-row>
        <table:table-row table:style-name="ro9">
          <table:table-cell table:number-columns-repeated="16384" table:style-name="ce1"/>
        </table:table-row>
        <table:table-row table:style-name="ro6">
          <table:table-cell table:style-name="ce1"/>
          <table:table-cell table:number-columns-repeated="28" table:style-name="ce16"/>
          <table:table-cell table:number-columns-repeated="16355" table:style-name="ce1"/>
        </table:table-row>
        <table:table-row table:number-rows-repeated="3" table:style-name="ro6">
          <table:table-cell table:style-name="ce7"/>
          <table:table-cell table:number-columns-repeated="28" table:style-name="ce16"/>
          <table:table-cell table:number-columns-repeated="16355" table:style-name="ce1"/>
        </table:table-row>
        <table:table-row table:style-name="ro6">
          <table:table-cell table:style-name="ce7"/>
          <table:table-cell table:style-name="ce16"/>
          <table:table-cell table:number-columns-repeated="16382" table:style-name="ce1"/>
        </table:table-row>
        <table:table-row table:number-rows-repeated="7" table:style-name="ro6">
          <table:table-cell table:style-name="ce7"/>
          <table:table-cell table:number-columns-repeated="16383" table:style-name="ce1"/>
        </table:table-row>
        <table:table-row table:number-rows-repeated="65471" table:style-name="ro6">
          <table:table-cell table:style-name="ce7"/>
          <table:table-cell table:number-columns-repeated="16383"/>
        </table:table-row>
        <table:table-row table:number-rows-repeated="983041" table:style-name="ro1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Arial2" svg:font-family="Arial2"/>
    <style:font-face style:name="Arial Black" svg:font-family="&quot;Arial Black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number-style style:name="N36P0">
      <number:number number:decimal-places="0" number:min-integer-digits="1" number:grouping="true">
        <number:embedded-text number:position="0"> </number:embedded-text>
      </number:number>
    </number:number-style>
    <number:number-style style:name="N36P1">
      <number:text>(</number:text>
      <number:number number:decimal-places="0" number:min-integer-digits="1" number:grouping="true">
        <number:embedded-text number:position="0">)</number:embedded-text>
      </number:number>
    </number:number-style>
    <number:number-style style:name="N36P2">
      <number:text>-</number:text>
      <number:number number:decimal-places="0" number:min-integer-digits="0">
        <number:embedded-text number:position="0"> </number:embedded-text>
      </number:number>
    </number:number-style>
    <number:text-style style:name="N36"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P0">
      <number:number number:decimal-places="0" number:min-integer-digits="1" number:grouping="true">
        <number:embedded-text number:position="0"> </number:embedded-text>
      </number:number>
    </number:number-style>
    <number:number-style style:name="N37P1">
      <number:text> (</number:text>
      <number:number number:decimal-places="0" number:min-integer-digits="1" number:grouping="true">
        <number:embedded-text number:position="0">)</number:embedded-text>
      </number:number>
    </number:number-style>
    <number:number-style style:name="N37P2">
      <number:text> -</number:text>
      <number:number number:decimal-places="0" number:min-integer-digits="0">
        <number:embedded-text number:position="0"> </number:embedded-text>
      </number:number>
    </number:number-style>
    <number:text-style style:name="N37"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number-style style:name="N38P0">
      <number:number number:decimal-places="2" number:min-integer-digits="1" number:grouping="true"/>
      <number:text> </number:text>
    </number:number-style>
    <number:number-style style:name="N38P1">
      <number:text> (</number:text>
      <number:number number:decimal-places="2" number:min-integer-digits="1" number:grouping="true"/>
      <number:text>)</number:text>
    </number:number-style>
    <number:number-style style:name="N38P2">
      <number:text> -</number:text>
      <number:number number:decimal-places="0" number:min-integer-digits="0">
        <number:embedded-text number:position="0"> </number:embedded-text>
      </number:number>
    </number:number-style>
    <number:text-style style:name="N38"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currency-style style:name="N39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9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9P0"/>
    </number:currency-style>
    <style:style style:name="Excel_BuiltIn_Comma" style:family="table-cell" style:data-style-name="N38">
      <style:table-cell-properties style:vertical-align="automatic" fo:background-color="transparen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93700787401575in" fo:margin-bottom="0.393700787401575in" fo:margin-left="0.196456692913386in" fo:margin-right="0.196456692913386in" style:print-orientation="landscape" style:print-page-order="ltr" style:first-page-number="continue" style:scale-to="63%" style:table-centering="none" style:print="objects charts drawings"/>
      <style:header-style>
        <style:header-footer-properties fo:min-height="0.295669291338583in" fo:margin-left="0in" fo:margin-right="0in" fo:margin-bottom="0in"/>
      </style:header-style>
      <style:footer-style>
        <style:header-footer-properties fo:min-height="0.295669291338583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Mário Vieira Cunha</meta:initial-creator>
    <dc:creator>Mario Vieira Cunha</dc:creator>
    <meta:creation-date>2004-03-11T18:47:37Z</meta:creation-date>
    <dc:date>2016-06-15T20:05:27Z</dc:date>
    <meta:print-date>2011-05-12T16:46:54Z</meta:print-date>
    <meta:editing-cycles>38</meta:editing-cycles>
    <meta:editing-duration>PT3960S</meta:editing-duration>
  </office:meta>
</office:document-meta>
</file>